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d7d7"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74pt solid #000000" style:vertical-align="middle"/>
    </style:style>
    <style:style style:name="ce30" style:family="table-cell" style:parent-style-name="Default">
      <style:table-cell-properties fo:background-color="#ffd7d7" fo:border="0.74pt solid #000000" style:vertical-align="middle"/>
    </style:style>
    <style:style style:name="ce31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 style:data-style-name="N129">
      <style:table-cell-properties fo:background-color="transparent" fo:border="0.74pt solid #000000" style:vertical-align="middle"/>
    </style:style>
    <style:style style:name="ce52" style:family="table-cell" style:parent-style-name="Default" style:data-style-name="N129">
      <style:table-cell-properties fo:background-color="#ffd7d7" fo:border="0.74pt solid #000000" style:vertical-align="middle"/>
    </style:style>
    <style:style style:name="ce1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ackground-color="#ffd7d7" fo:border="0.74pt solid 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129">
      <style:table-cell-properties fo:border="0.74pt solid #000000"/>
    </style:style>
    <style:style style:name="ce3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74pt solid #000000" style:vertical-align="middle"/>
    </style:style>
    <style:style style:name="ce43" style:family="table-cell" style:parent-style-name="Default">
      <style:table-cell-properties fo:background-color="#ffd7d7" fo:border="0.74pt solid #000000" style:vertical-align="middle"/>
    </style:style>
    <style:style style:name="ce44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5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129">
      <style:table-cell-properties fo:background-color="transparent" fo:border="0.74pt solid #000000" style:vertical-align="middle"/>
    </style:style>
    <style:style style:name="ce49" style:family="table-cell" style:parent-style-name="Default" style:data-style-name="N129">
      <style:table-cell-properties fo:background-color="#ffd7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24"/>
        <table:table-column table:style-name="co2" table:default-cell-style-name="ce26"/>
        <table:table-row table:style-name="ro1">
          <table:table-cell table:style-name="ce19" office:value-type="string" calcext:value-type="string">
            <text:p>Higher Seed</text:p>
          </table:table-cell>
          <table:table-cell table:style-name="ce19" office:value-type="string" calcext:value-type="string">
            <text:p>Lower Seed</text:p>
          </table:table-cell>
          <table:table-cell table:style-name="ce19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24"/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Lion</text:p>
          </table:table-cell>
          <table:table-cell table:style-name="ce25" office:value-type="string" calcext:value-type="string">
            <text:p>jasouki</text:p>
          </table:table-cell>
          <table:table-cell table:style-name="ce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24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Rodrixs</text:p>
          </table:table-cell>
          <table:table-cell table:style-name="ce25" office:value-type="string" calcext:value-type="string">
            <text:p>Favre4ever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e1sTea</text:p>
          </table:table-cell>
          <table:table-cell table:style-name="ce25" office:value-type="string" calcext:value-type="string">
            <text:p>__oladushek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leonovoo</text:p>
          </table:table-cell>
          <table:table-cell table:style-name="ce25" office:value-type="string" calcext:value-type="string">
            <text:p>xRavyn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Hydur</text:p>
          </table:table-cell>
          <table:table-cell table:style-name="ce25" office:value-type="string" calcext:value-type="string">
            <text:p>maxymczech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axpower973</text:p>
          </table:table-cell>
          <table:table-cell table:style-name="ce25" office:value-type="string" calcext:value-type="string">
            <text:p>Pl0tterGhost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BenderAndChill</text:p>
          </table:table-cell>
          <table:table-cell table:style-name="ce25" office:value-type="string" calcext:value-type="string">
            <text:p>Nope1585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jasouki</text:p>
          </table:table-cell>
          <table:table-cell table:style-name="ce25" office:value-type="string" calcext:value-type="string">
            <text:p>KorDimon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24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rOsoVC8</text:p>
          </table:table-cell>
          <table:table-cell table:style-name="ce25" office:value-type="string" calcext:value-type="string">
            <text:p>e1sTea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wisenatic</text:p>
          </table:table-cell>
          <table:table-cell table:style-name="ce25" office:value-type="string" calcext:value-type="string">
            <text:p>chanchilaru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harooooo</text:p>
          </table:table-cell>
          <table:table-cell table:style-name="ce25" office:value-type="string" calcext:value-type="string">
            <text:p>xRavyn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Sabalero</text:p>
          </table:table-cell>
          <table:table-cell table:style-name="ce25" office:value-type="string" calcext:value-type="string">
            <text:p>maxymczech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axpower973</text:p>
          </table:table-cell>
          <table:table-cell table:style-name="ce25" office:value-type="string" calcext:value-type="string">
            <text:p>Flying Mouse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etalmania</text:p>
          </table:table-cell>
          <table:table-cell table:style-name="ce25" office:value-type="string" calcext:value-type="string">
            <text:p>Lion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Nope1585</text:p>
          </table:table-cell>
          <table:table-cell table:style-name="ce25" office:value-type="string" calcext:value-type="string">
            <text:p>KorDimon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24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rOsoVC8</text:p>
          </table:table-cell>
          <table:table-cell table:style-name="ce25" office:value-type="string" calcext:value-type="string">
            <text:p>wisenatic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e1sTea</text:p>
          </table:table-cell>
          <table:table-cell table:style-name="ce25" office:value-type="string" calcext:value-type="string">
            <text:p>harooooo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chanchilaru</text:p>
          </table:table-cell>
          <table:table-cell table:style-name="ce25" office:value-type="string" calcext:value-type="string">
            <text:p>Sabalero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xRavyn</text:p>
          </table:table-cell>
          <table:table-cell table:style-name="ce25" office:value-type="string" calcext:value-type="string">
            <text:p>LoreDek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axpower973</text:p>
          </table:table-cell>
          <table:table-cell table:style-name="ce25" office:value-type="string" calcext:value-type="string">
            <text:p>Metalmania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Flying Mouse</text:p>
          </table:table-cell>
          <table:table-cell table:style-name="ce25" office:value-type="string" calcext:value-type="string">
            <text:p>Chipmunk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Nope1585</text:p>
          </table:table-cell>
          <table:table-cell table:style-name="ce25" office:value-type="string" calcext:value-type="string">
            <text:p>cerasito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3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24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rOsoVC8</text:p>
          </table:table-cell>
          <table:table-cell table:style-name="ce25" office:value-type="string" calcext:value-type="string">
            <text:p>Favre4ever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TheTiger</text:p>
          </table:table-cell>
          <table:table-cell table:style-name="ce25" office:value-type="string" calcext:value-type="string">
            <text:p>harooooo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__oladushek</text:p>
          </table:table-cell>
          <table:table-cell table:style-name="ce25" office:value-type="string" calcext:value-type="string">
            <text:p>Sabalero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xRavyn</text:p>
          </table:table-cell>
          <table:table-cell table:style-name="ce25" office:value-type="string" calcext:value-type="string">
            <text:p>maxpower973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maxymczech</text:p>
          </table:table-cell>
          <table:table-cell table:style-name="ce25" office:value-type="string" calcext:value-type="string">
            <text:p>Metalmania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Flying Mouse</text:p>
          </table:table-cell>
          <table:table-cell table:style-name="ce25" office:value-type="string" calcext:value-type="string">
            <text:p>Nope1585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jasouki</text:p>
          </table:table-cell>
          <table:table-cell table:style-name="ce25" office:value-type="string" calcext:value-type="string">
            <text:p>cerasito</text:p>
          </table:table-cell>
          <table:table-cell table:style-name="ce32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24"/>
        <table:table-column table:style-name="co3" table:number-columns-repeated="2" table:default-cell-style-name="ce37"/>
        <table:table-column table:style-name="co5" table:default-cell-style-name="ce37"/>
        <table:table-column table:style-name="co3" table:default-cell-style-name="ce37"/>
        <table:table-column table:style-name="co3" table:number-columns-repeated="2" table:default-cell-style-name="ce40"/>
        <table:table-row table:style-name="ro1">
          <table:table-cell office:value-type="string" calcext:value-type="string">
            <text:p>Name</text:p>
          </table:table-cell>
          <table:table-cell table:style-name="ce24" office:value-type="string" calcext:value-type="string">
            <text:p>Game Rate</text:p>
          </table:table-cell>
          <table:table-cell table:style-name="ce24"/>
          <table:table-cell table:style-name="ce24" office:value-type="string" calcext:value-type="string">
            <text:p>Behavior Factor</text:p>
          </table:table-cell>
          <table:table-cell table:style-name="ce24" office:value-type="string" calcext:value-type="string">
            <text:p>Tournament Elo</text:p>
          </table:table-cell>
          <table:table-cell table:style-name="ce24" office:value-type="string" calcext:value-type="string">
            <text:p>Ranked Elo</text:p>
          </table:table-cell>
          <table:table-cell table:style-name="ce24" office:value-type="string" calcext:value-type="string">
            <text:p>Final Elo</text:p>
          </table:table-cell>
        </table:table-row>
        <table:table-row table:style-name="ro1">
          <table:table-cell/>
          <table:table-cell table:style-name="ce24" office:value-type="string" calcext:value-type="string">
            <text:p>League</text:p>
          </table:table-cell>
          <table:table-cell table:style-name="ce24" office:value-type="string" calcext:value-type="string">
            <text:p>Ranked</text:p>
          </table:table-cell>
          <table:table-cell table:style-name="ce24" office:value-type="string" calcext:value-type="string">
            <text:p>exp(Rate Quotient)</text:p>
          </table:table-cell>
          <table:table-cell table:style-name="ce24" office:value-type="string" calcext:value-type="string">
            <text:p>Historical</text:p>
          </table:table-cell>
          <table:table-cell table:style-name="ce24" office:value-type="string" calcext:value-type="string">
            <text:p>Point 3/4</text:p>
          </table:table-cell>
          <table:table-cell table:style-name="ce24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32.31023221256" calcext:value-type="float">
            <text:p>2432.3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5.07516991107" calcext:value-type="float">
            <text:p>2305.1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28.16602478976" calcext:value-type="float">
            <text:p>2128.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4.84031423983" calcext:value-type="float">
            <text:p>2004.8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7.24823326776" calcext:value-type="float">
            <text:p>1967.2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94.8285708383" calcext:value-type="float">
            <text:p>1894.8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2.92244460797" calcext:value-type="float">
            <text:p>1782.9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68973677901" calcext:value-type="float">
            <text:p>1722.7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4.84380696295" calcext:value-type="float">
            <text:p>1694.8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0.14445788495" calcext:value-type="float">
            <text:p>1640.1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6.21922948699" calcext:value-type="float">
            <text:p>1556.2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9.62923655069" calcext:value-type="float">
            <text:p>1439.6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0.29821349581" calcext:value-type="float">
            <text:p>1390.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0.31094659254" calcext:value-type="float">
            <text:p>1240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.80261490243" calcext:value-type="float">
            <text:p>1150.8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25732630382" calcext:value-type="float">
            <text:p>1109.3</text:p>
          </table:table-cell>
        </table:table-row>
      </table:table>
      <table:table table:name="Player_Summary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8" calcext:value-type="float">
            <text:p>3728</text:p>
          </table:table-cell>
          <table:table-cell office:value-type="float" office:value="4227" calcext:value-type="float">
            <text:p>4227</text:p>
          </table:table-cell>
          <table:table-cell office:value-type="float" office:value="-1.03926591004915" calcext:value-type="float">
            <text:p>-1.03926591004915</text:p>
          </table:table-cell>
          <table:table-cell office:value-type="float" office:value="2002.09979698412" calcext:value-type="float">
            <text:p>2002.0997969841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82" calcext:value-type="float">
            <text:p>1482</text:p>
          </table:table-cell>
          <table:table-cell office:value-type="float" office:value="2410" calcext:value-type="float">
            <text:p>2410</text:p>
          </table:table-cell>
          <table:table-cell office:value-type="float" office:value="-3.79013349158822" calcext:value-type="float">
            <text:p>-3.79013349158822</text:p>
          </table:table-cell>
          <table:table-cell office:value-type="float" office:value="2308.5271937096" calcext:value-type="float">
            <text:p>2308.527193709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48" calcext:value-type="float">
            <text:p>1048</text:p>
          </table:table-cell>
          <table:table-cell office:value-type="float" office:value="-8.43668030219351" calcext:value-type="float">
            <text:p>-8.43668030219351</text:p>
          </table:table-cell>
          <table:table-cell office:value-type="float" office:value="1894.8285708383" calcext:value-type="float">
            <text:p>1894.828570838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54056486325" calcext:value-type="float">
            <text:p>-9.6554056486325</text:p>
          </table:table-cell>
          <table:table-cell office:value-type="float" office:value="1423.56817764903" calcext:value-type="float">
            <text:p>1423.5681776490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-1.74336004147699" calcext:value-type="float">
            <text:p>-1.74336004147699</text:p>
          </table:table-cell>
          <table:table-cell office:value-type="float" office:value="1574.85873230179" calcext:value-type="float">
            <text:p>1574.8587323017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5732630382" calcext:value-type="float">
            <text:p>1109.2573263038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4.12841566392012" calcext:value-type="float">
            <text:p>4.12841566392012</text:p>
          </table:table-cell>
          <table:table-cell office:value-type="float" office:value="1782.92244460797" calcext:value-type="float">
            <text:p>1782.92244460797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4113" calcext:value-type="float">
            <text:p>4113</text:p>
          </table:table-cell>
          <table:table-cell office:value-type="float" office:value="0" calcext:value-type="float">
            <text:p>0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  <table:table-cell office:value-type="float" office:value="1266" calcext:value-type="float">
            <text:p>1266</text:p>
          </table:table-cell>
          <table:table-cell office:value-type="float" office:value="17.6177888539939" calcext:value-type="float">
            <text:p>17.6177888539939</text:p>
          </table:table-cell>
          <table:table-cell office:value-type="float" office:value="1390.29821349581" calcext:value-type="float">
            <text:p>1390.29821349581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2113" calcext:value-type="float">
            <text:p>2113</text:p>
          </table:table-cell>
          <table:table-cell office:value-type="float" office:value="3.15512389625565" calcext:value-type="float">
            <text:p>3.15512389625565</text:p>
          </table:table-cell>
          <table:table-cell office:value-type="float" office:value="1883.45355331013" calcext:value-type="float">
            <text:p>1883.4535533101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81079873266162" calcext:value-type="float">
            <text:p>-0.581079873266162</text:p>
          </table:table-cell>
          <table:table-cell office:value-type="float" office:value="2004.84031423983" calcext:value-type="float">
            <text:p>2004.8403142398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50.80261490243" calcext:value-type="float">
            <text:p>1150.80261490243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76.20514851485" calcext:value-type="float">
            <text:p>2376.20514851485</text:p>
          </table:table-cell>
          <table:table-cell office:value-type="float" office:value="2395.56514851485" calcext:value-type="float">
            <text:p>2395.56514851485</text:p>
          </table:table-cell>
          <table:table-cell office:value-type="float" office:value="0.563647520647994" calcext:value-type="float">
            <text:p>0.563647520647994</text:p>
          </table:table-cell>
          <table:table-cell office:value-type="float" office:value="0.566343577383058" calcext:value-type="float">
            <text:p>0.566343577383058</text:p>
          </table:table-cell>
          <table:table-cell office:value-type="float" office:value="0.117514404904012" calcext:value-type="float">
            <text:p>0.117514404904012</text:p>
          </table:table-cell>
          <table:table-cell office:value-type="float" office:value="0.11763033663175" calcext:value-type="float">
            <text:p>0.11763033663175</text:p>
          </table:table-cell>
          <table:table-cell office:value-type="float" office:value="-83.2980762922122" calcext:value-type="float">
            <text:p>-83.2980762922122</text:p>
          </table:table-cell>
          <table:table-cell office:value-type="float" office:value="83.2980762922121" calcext:value-type="float">
            <text:p>83.2980762922121</text:p>
          </table:table-cell>
          <table:table-cell office:value-type="float" office:value="2292.90707222264" calcext:value-type="float">
            <text:p>2292.90707222264</text:p>
          </table:table-cell>
          <table:table-cell office:value-type="float" office:value="2478.77795220921" calcext:value-type="float">
            <text:p>2478.77795220921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2236.51821782178" calcext:value-type="float">
            <text:p>2236.51821782178</text:p>
          </table:table-cell>
          <table:table-cell office:value-type="float" office:value="2249.55821782178" calcext:value-type="float">
            <text:p>2249.55821782178</text:p>
          </table:table-cell>
          <table:table-cell office:value-type="float" office:value="0.546789140688934" calcext:value-type="float">
            <text:p>0.546789140688934</text:p>
          </table:table-cell>
          <table:table-cell office:value-type="float" office:value="0.548179455897341" calcext:value-type="float">
            <text:p>0.548179455897341</text:p>
          </table:table-cell>
          <table:table-cell office:value-type="float" office:value="0.18073699613421" calcext:value-type="float">
            <text:p>0.18073699613421</text:p>
          </table:table-cell>
          <table:table-cell office:value-type="float" office:value="0.181158807007281" calcext:value-type="float">
            <text:p>0.181158807007281</text:p>
          </table:table-cell>
          <table:table-cell office:value-type="float" office:value="-131.869580296458" calcext:value-type="float">
            <text:p>-131.869580296458</text:p>
          </table:table-cell>
          <table:table-cell office:value-type="float" office:value="131.869580296458" calcext:value-type="float">
            <text:p>131.869580296458</text:p>
          </table:table-cell>
          <table:table-cell office:value-type="float" office:value="2104.98591445003" calcext:value-type="float">
            <text:p>2104.98591445003</text:p>
          </table:table-cell>
          <table:table-cell office:value-type="float" office:value="2381.42779811824" calcext:value-type="float">
            <text:p>2381.42779811824</text:p>
          </table:table-cell>
          <table:table-cell office:value-type="float" office:value="2312.31732720119" calcext:value-type="float">
            <text:p>2312.31732720119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237.50594059406" calcext:value-type="float">
            <text:p>2237.50594059406</text:p>
          </table:table-cell>
          <table:table-cell office:value-type="float" office:value="2252.54594059406" calcext:value-type="float">
            <text:p>2252.54594059406</text:p>
          </table:table-cell>
          <table:table-cell office:value-type="float" office:value="0.546893193062641" calcext:value-type="float">
            <text:p>0.546893193062641</text:p>
          </table:table-cell>
          <table:table-cell office:value-type="float" office:value="0.548503092840296" calcext:value-type="float">
            <text:p>0.548503092840296</text:p>
          </table:table-cell>
          <table:table-cell office:value-type="float" office:value="0.156590195946056" calcext:value-type="float">
            <text:p>0.156590195946056</text:p>
          </table:table-cell>
          <table:table-cell office:value-type="float" office:value="0.156627116724521" calcext:value-type="float">
            <text:p>0.156627116724521</text:p>
          </table:table-cell>
          <table:table-cell office:value-type="float" office:value="-112.621127437483" calcext:value-type="float">
            <text:p>-112.621127437483</text:p>
          </table:table-cell>
          <table:table-cell office:value-type="float" office:value="112.621127437483" calcext:value-type="float">
            <text:p>112.621127437483</text:p>
          </table:table-cell>
          <table:table-cell office:value-type="float" office:value="2124.88481315658" calcext:value-type="float">
            <text:p>2124.88481315658</text:p>
          </table:table-cell>
          <table:table-cell office:value-type="float" office:value="2365.13862216256" calcext:value-type="float">
            <text:p>2365.13862216256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2130.63287128713" calcext:value-type="float">
            <text:p>2130.63287128713</text:p>
          </table:table-cell>
          <table:table-cell office:value-type="float" office:value="2146.15287128713" calcext:value-type="float">
            <text:p>2146.15287128713</text:p>
          </table:table-cell>
          <table:table-cell office:value-type="float" office:value="0.536777849381137" calcext:value-type="float">
            <text:p>0.536777849381137</text:p>
          </table:table-cell>
          <table:table-cell office:value-type="float" office:value="0.538108547133641" calcext:value-type="float">
            <text:p>0.538108547133641</text:p>
          </table:table-cell>
          <table:table-cell office:value-type="float" office:value="0.162831723814707" calcext:value-type="float">
            <text:p>0.162831723814707</text:p>
          </table:table-cell>
          <table:table-cell office:value-type="float" office:value="0.163292667852244" calcext:value-type="float">
            <text:p>0.163292667852244</text:p>
          </table:table-cell>
          <table:table-cell office:value-type="float" office:value="-117.781049144849" calcext:value-type="float">
            <text:p>-117.781049144849</text:p>
          </table:table-cell>
          <table:table-cell office:value-type="float" office:value="117.781049144849" calcext:value-type="float">
            <text:p>117.781049144849</text:p>
          </table:table-cell>
          <table:table-cell office:value-type="float" office:value="2013.21023909761" calcext:value-type="float">
            <text:p>2013.21023909761</text:p>
          </table:table-cell>
          <table:table-cell office:value-type="float" office:value="2263.93392043198" calcext:value-type="float">
            <text:p>2263.93392043198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2058.37663366337" calcext:value-type="float">
            <text:p>2058.37663366337</text:p>
          </table:table-cell>
          <table:table-cell office:value-type="float" office:value="2076.29663366337" calcext:value-type="float">
            <text:p>2076.29663366337</text:p>
          </table:table-cell>
          <table:table-cell office:value-type="float" office:value="0.531156640641224" calcext:value-type="float">
            <text:p>0.531156640641224</text:p>
          </table:table-cell>
          <table:table-cell office:value-type="float" office:value="0.532465250472688" calcext:value-type="float">
            <text:p>0.532465250472688</text:p>
          </table:table-cell>
          <table:table-cell office:value-type="float" office:value="0.156364981195623" calcext:value-type="float">
            <text:p>0.156364981195623</text:p>
          </table:table-cell>
          <table:table-cell office:value-type="float" office:value="0.156606945841957" calcext:value-type="float">
            <text:p>0.156606945841957</text:p>
          </table:table-cell>
          <table:table-cell office:value-type="float" office:value="-112.605586460781" calcext:value-type="float">
            <text:p>-112.605586460781</text:p>
          </table:table-cell>
          <table:table-cell office:value-type="float" office:value="112.605586460781" calcext:value-type="float">
            <text:p>112.605586460781</text:p>
          </table:table-cell>
          <table:table-cell office:value-type="float" office:value="1945.95743878661" calcext:value-type="float">
            <text:p>1945.95743878661</text:p>
          </table:table-cell>
          <table:table-cell office:value-type="float" office:value="2188.90222012415" calcext:value-type="float">
            <text:p>2188.90222012415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8039201891324" calcext:value-type="float">
            <text:p>0.528039201891324</text:p>
          </table:table-cell>
          <table:table-cell office:value-type="float" office:value="0.52957212237143" calcext:value-type="float">
            <text:p>0.52957212237143</text:p>
          </table:table-cell>
          <table:table-cell office:value-type="float" office:value="0.153124579393761" calcext:value-type="float">
            <text:p>0.153124579393761</text:p>
          </table:table-cell>
          <table:table-cell office:value-type="float" office:value="0.153295961807686" calcext:value-type="float">
            <text:p>0.153295961807686</text:p>
          </table:table-cell>
          <table:table-cell office:value-type="float" office:value="-110.060429453566" calcext:value-type="float">
            <text:p>-110.060429453566</text:p>
          </table:table-cell>
          <table:table-cell office:value-type="float" office:value="110.060429453566" calcext:value-type="float">
            <text:p>110.060429453566</text:p>
          </table:table-cell>
          <table:table-cell office:value-type="float" office:value="1902.40288077385" calcext:value-type="float">
            <text:p>1902.40288077385</text:p>
          </table:table-cell>
          <table:table-cell office:value-type="float" office:value="2145.67231064169" calcext:value-type="float">
            <text:p>2145.67231064169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3188864860444" calcext:value-type="float">
            <text:p>0.523188864860444</text:p>
          </table:table-cell>
          <table:table-cell office:value-type="float" office:value="0.524048527256326" calcext:value-type="float">
            <text:p>0.524048527256326</text:p>
          </table:table-cell>
          <table:table-cell office:value-type="float" office:value="0.178726534854631" calcext:value-type="float">
            <text:p>0.178726534854631</text:p>
          </table:table-cell>
          <table:table-cell office:value-type="float" office:value="0.178818949589019" calcext:value-type="float">
            <text:p>0.178818949589019</text:p>
          </table:table-cell>
          <table:table-cell office:value-type="float" office:value="-130.001617304253" calcext:value-type="float">
            <text:p>-130.001617304253</text:p>
          </table:table-cell>
          <table:table-cell office:value-type="float" office:value="130.001617304253" calcext:value-type="float">
            <text:p>130.001617304253</text:p>
          </table:table-cell>
          <table:table-cell office:value-type="float" office:value="1798.23418988615" calcext:value-type="float">
            <text:p>1798.23418988615</text:p>
          </table:table-cell>
          <table:table-cell office:value-type="float" office:value="2074.48379552208" calcext:value-type="float">
            <text:p>2074.48379552208</text:p>
          </table:table-cell>
          <table:table-cell office:value-type="float" office:value="2005.42139411309" calcext:value-type="float">
            <text:p>2005.4213941130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941.93623762376" calcext:value-type="float">
            <text:p>1941.93623762376</text:p>
          </table:table-cell>
          <table:table-cell office:value-type="float" office:value="1956.09623762376" calcext:value-type="float">
            <text:p>1956.09623762376</text:p>
          </table:table-cell>
          <table:table-cell office:value-type="float" office:value="0.523911956574219" calcext:value-type="float">
            <text:p>0.523911956574219</text:p>
          </table:table-cell>
          <table:table-cell office:value-type="float" office:value="0.524683260969298" calcext:value-type="float">
            <text:p>0.524683260969298</text:p>
          </table:table-cell>
          <table:table-cell office:value-type="float" office:value="0.141156729714013" calcext:value-type="float">
            <text:p>0.141156729714013</text:p>
          </table:table-cell>
          <table:table-cell office:value-type="float" office:value="0.141458544477304" calcext:value-type="float">
            <text:p>0.141458544477304</text:p>
          </table:table-cell>
          <table:table-cell office:value-type="float" office:value="-101.051686913462" calcext:value-type="float">
            <text:p>-101.051686913462</text:p>
          </table:table-cell>
          <table:table-cell office:value-type="float" office:value="101.051686913462" calcext:value-type="float">
            <text:p>101.051686913462</text:p>
          </table:table-cell>
          <table:table-cell office:value-type="float" office:value="1841.11247796502" calcext:value-type="float">
            <text:p>1841.11247796502</text:p>
          </table:table-cell>
          <table:table-cell office:value-type="float" office:value="2057.14792453722" calcext:value-type="float">
            <text:p>2057.14792453722</text:p>
          </table:table-cell>
          <table:table-cell office:value-type="float" office:value="2003.13906289417" calcext:value-type="float">
            <text:p>2003.1390628941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2.63821782178" calcext:value-type="float">
            <text:p>1892.63821782178</text:p>
          </table:table-cell>
          <table:table-cell office:value-type="float" office:value="1912.55821782178" calcext:value-type="float">
            <text:p>1912.55821782178</text:p>
          </table:table-cell>
          <table:table-cell office:value-type="float" office:value="0.521443398664647" calcext:value-type="float">
            <text:p>0.521443398664647</text:p>
          </table:table-cell>
          <table:table-cell office:value-type="float" office:value="0.522401325814429" calcext:value-type="float">
            <text:p>0.522401325814429</text:p>
          </table:table-cell>
          <table:table-cell office:value-type="float" office:value="0.164772294102513" calcext:value-type="float">
            <text:p>0.164772294102513</text:p>
          </table:table-cell>
          <table:table-cell office:value-type="float" office:value="0.165120131959099" calcext:value-type="float">
            <text:p>0.165120131959099</text:p>
          </table:table-cell>
          <table:table-cell office:value-type="float" office:value="-119.204421385753" calcext:value-type="float">
            <text:p>-119.204421385753</text:p>
          </table:table-cell>
          <table:table-cell office:value-type="float" office:value="119.204421385753" calcext:value-type="float">
            <text:p>119.204421385753</text:p>
          </table:table-cell>
          <table:table-cell office:value-type="float" office:value="1773.70501544841" calcext:value-type="float">
            <text:p>1773.70501544841</text:p>
          </table:table-cell>
          <table:table-cell office:value-type="float" office:value="2031.76263920754" calcext:value-type="float">
            <text:p>2031.76263920754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08" calcext:value-type="float">
            <text:p>10.08</text:p>
          </table:table-cell>
          <table:table-cell office:value-type="float" office:value="1883.20534653465" calcext:value-type="float">
            <text:p>1883.20534653465</text:p>
          </table:table-cell>
          <table:table-cell office:value-type="float" office:value="1903.36534653465" calcext:value-type="float">
            <text:p>1903.36534653465</text:p>
          </table:table-cell>
          <table:table-cell office:value-type="float" office:value="0.521007862412128" calcext:value-type="float">
            <text:p>0.521007862412128</text:p>
          </table:table-cell>
          <table:table-cell office:value-type="float" office:value="0.521952736209661" calcext:value-type="float">
            <text:p>0.521952736209661</text:p>
          </table:table-cell>
          <table:table-cell office:value-type="float" office:value="0.135933070993286" calcext:value-type="float">
            <text:p>0.135933070993286</text:p>
          </table:table-cell>
          <table:table-cell office:value-type="float" office:value="0.136338468351234" calcext:value-type="float">
            <text:p>0.136338468351234</text:p>
          </table:table-cell>
          <table:table-cell office:value-type="float" office:value="-97.1963259004596" calcext:value-type="float">
            <text:p>-97.1963259004596</text:p>
          </table:table-cell>
          <table:table-cell office:value-type="float" office:value="97.1963259004596" calcext:value-type="float">
            <text:p>97.1963259004596</text:p>
          </table:table-cell>
          <table:table-cell office:value-type="float" office:value="1786.31327447525" calcext:value-type="float">
            <text:p>1786.31327447525</text:p>
          </table:table-cell>
          <table:table-cell office:value-type="float" office:value="2000.56167243511" calcext:value-type="float">
            <text:p>2000.56167243511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848.2700990099" calcext:value-type="float">
            <text:p>1848.2700990099</text:p>
          </table:table-cell>
          <table:table-cell office:value-type="float" office:value="1865.5500990099" calcext:value-type="float">
            <text:p>1865.5500990099</text:p>
          </table:table-cell>
          <table:table-cell office:value-type="float" office:value="0.519492143779186" calcext:value-type="float">
            <text:p>0.519492143779186</text:p>
          </table:table-cell>
          <table:table-cell office:value-type="float" office:value="0.52022303035852" calcext:value-type="float">
            <text:p>0.52022303035852</text:p>
          </table:table-cell>
          <table:table-cell office:value-type="float" office:value="0.118809532311298" calcext:value-type="float">
            <text:p>0.118809532311298</text:p>
          </table:table-cell>
          <table:table-cell office:value-type="float" office:value="0.119069341014129" calcext:value-type="float">
            <text:p>0.119069341014129</text:p>
          </table:table-cell>
          <table:table-cell office:value-type="float" office:value="-84.3573473591761" calcext:value-type="float">
            <text:p>-84.3573473591761</text:p>
          </table:table-cell>
          <table:table-cell office:value-type="float" office:value="84.3573473591761" calcext:value-type="float">
            <text:p>84.3573473591761</text:p>
          </table:table-cell>
          <table:table-cell office:value-type="float" office:value="1763.91275165072" calcext:value-type="float">
            <text:p>1763.91275165072</text:p>
          </table:table-cell>
          <table:table-cell office:value-type="float" office:value="1949.71608430375" calcext:value-type="float">
            <text:p>1949.71608430375</text:p>
          </table:table-cell>
          <table:table-cell office:value-type="float" office:value="1903.26525114049" calcext:value-type="float">
            <text:p>1903.26525114049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804.39940594059" calcext:value-type="float">
            <text:p>1804.39940594059</text:p>
          </table:table-cell>
          <table:table-cell office:value-type="float" office:value="1824.71940594059" calcext:value-type="float">
            <text:p>1824.71940594059</text:p>
          </table:table-cell>
          <table:table-cell office:value-type="float" office:value="0.517793914833907" calcext:value-type="float">
            <text:p>0.517793914833907</text:p>
          </table:table-cell>
          <table:table-cell office:value-type="float" office:value="0.518553192108842" calcext:value-type="float">
            <text:p>0.518553192108842</text:p>
          </table:table-cell>
          <table:table-cell office:value-type="float" office:value="0.167215871605624" calcext:value-type="float">
            <text:p>0.167215871605624</text:p>
          </table:table-cell>
          <table:table-cell office:value-type="float" office:value="0.167621811056485" calcext:value-type="float">
            <text:p>0.167621811056485</text:p>
          </table:table-cell>
          <table:table-cell office:value-type="float" office:value="-121.159199768988" calcext:value-type="float">
            <text:p>-121.159199768988</text:p>
          </table:table-cell>
          <table:table-cell office:value-type="float" office:value="121.159199768988" calcext:value-type="float">
            <text:p>121.159199768988</text:p>
          </table:table-cell>
          <table:table-cell office:value-type="float" office:value="1683.55790052675" calcext:value-type="float">
            <text:p>1683.55790052675</text:p>
          </table:table-cell>
          <table:table-cell office:value-type="float" office:value="1945.87860570958" calcext:value-type="float">
            <text:p>1945.87860570958</text:p>
          </table:table-cell>
          <table:table-cell office:value-type="float" office:value="1880.29842941387" calcext:value-type="float">
            <text:p>1880.29842941387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5.44831683168" calcext:value-type="float">
            <text:p>1715.44831683168</text:p>
          </table:table-cell>
          <table:table-cell office:value-type="float" office:value="1727.92831683168" calcext:value-type="float">
            <text:p>1727.92831683168</text:p>
          </table:table-cell>
          <table:table-cell office:value-type="float" office:value="0.514974451710994" calcext:value-type="float">
            <text:p>0.514974451710994</text:p>
          </table:table-cell>
          <table:table-cell office:value-type="float" office:value="0.515324116078232" calcext:value-type="float">
            <text:p>0.515324116078232</text:p>
          </table:table-cell>
          <table:table-cell office:value-type="float" office:value="0.150631561964257" calcext:value-type="float">
            <text:p>0.150631561964257</text:p>
          </table:table-cell>
          <table:table-cell office:value-type="float" office:value="0.150760201029127" calcext:value-type="float">
            <text:p>0.150760201029127</text:p>
          </table:table-cell>
          <table:table-cell office:value-type="float" office:value="-108.118902033268" calcext:value-type="float">
            <text:p>-108.118902033268</text:p>
          </table:table-cell>
          <table:table-cell office:value-type="float" office:value="108.118902033268" calcext:value-type="float">
            <text:p>108.118902033268</text:p>
          </table:table-cell>
          <table:table-cell office:value-type="float" office:value="1607.32941479842" calcext:value-type="float">
            <text:p>1607.32941479842</text:p>
          </table:table-cell>
          <table:table-cell office:value-type="float" office:value="1835.94890032593" calcext:value-type="float">
            <text:p>1835.94890032593</text:p>
          </table:table-cell>
          <table:table-cell office:value-type="float" office:value="1778.79402894405" calcext:value-type="float">
            <text:p>1778.7940289440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16" calcext:value-type="float">
            <text:p>-7.16</text:p>
          </table:table-cell>
          <table:table-cell office:value-type="float" office:value="7.16" calcext:value-type="float">
            <text:p>7.16</text:p>
          </table:table-cell>
          <table:table-cell office:value-type="float" office:value="1661.12772277228" calcext:value-type="float">
            <text:p>1661.12772277228</text:p>
          </table:table-cell>
          <table:table-cell office:value-type="float" office:value="1675.44772277228" calcext:value-type="float">
            <text:p>1675.44772277228</text:p>
          </table:table-cell>
          <table:table-cell office:value-type="float" office:value="0.513606785306047" calcext:value-type="float">
            <text:p>0.513606785306047</text:p>
          </table:table-cell>
          <table:table-cell office:value-type="float" office:value="0.513944146830461" calcext:value-type="float">
            <text:p>0.513944146830461</text:p>
          </table:table-cell>
          <table:table-cell office:value-type="float" office:value="0.147032721796427" calcext:value-type="float">
            <text:p>0.147032721796427</text:p>
          </table:table-cell>
          <table:table-cell office:value-type="float" office:value="0.147199710109515" calcext:value-type="float">
            <text:p>0.147199710109515</text:p>
          </table:table-cell>
          <table:table-cell office:value-type="float" office:value="-105.403752305724" calcext:value-type="float">
            <text:p>-105.403752305724</text:p>
          </table:table-cell>
          <table:table-cell office:value-type="float" office:value="105.403752305724" calcext:value-type="float">
            <text:p>105.403752305724</text:p>
          </table:table-cell>
          <table:table-cell office:value-type="float" office:value="1555.85100342182" calcext:value-type="float">
            <text:p>1555.85100342182</text:p>
          </table:table-cell>
          <table:table-cell office:value-type="float" office:value="1780.851475078" calcext:value-type="float">
            <text:p>1780.851475078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405559591755" calcext:value-type="float">
            <text:p>0.513405559591755</text:p>
          </table:table-cell>
          <table:table-cell office:value-type="float" office:value="0.513818063946825" calcext:value-type="float">
            <text:p>0.513818063946825</text:p>
          </table:table-cell>
          <table:table-cell office:value-type="float" office:value="0.158347828720802" calcext:value-type="float">
            <text:p>0.158347828720802</text:p>
          </table:table-cell>
          <table:table-cell office:value-type="float" office:value="0.158384487015137" calcext:value-type="float">
            <text:p>0.158384487015137</text:p>
          </table:table-cell>
          <table:table-cell office:value-type="float" office:value="-113.976802132086" calcext:value-type="float">
            <text:p>-113.976802132086</text:p>
          </table:table-cell>
          <table:table-cell office:value-type="float" office:value="113.976802132086" calcext:value-type="float">
            <text:p>113.976802132086</text:p>
          </table:table-cell>
          <table:table-cell office:value-type="float" office:value="1538.30576844256" calcext:value-type="float">
            <text:p>1538.30576844256</text:p>
          </table:table-cell>
          <table:table-cell office:value-type="float" office:value="1784.15105955783" calcext:value-type="float">
            <text:p>1784.15105955783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9.52" calcext:value-type="float">
            <text:p>-9.52</text:p>
          </table:table-cell>
          <table:table-cell office:value-type="float" office:value="9.52" calcext:value-type="float">
            <text:p>9.52</text:p>
          </table:table-cell>
          <table:table-cell office:value-type="float" office:value="1648.9803960396" calcext:value-type="float">
            <text:p>1648.9803960396</text:p>
          </table:table-cell>
          <table:table-cell office:value-type="float" office:value="1668.0203960396" calcext:value-type="float">
            <text:p>1668.0203960396</text:p>
          </table:table-cell>
          <table:table-cell office:value-type="float" office:value="0.513332787899499" calcext:value-type="float">
            <text:p>0.513332787899499</text:p>
          </table:table-cell>
          <table:table-cell office:value-type="float" office:value="0.513767190941383" calcext:value-type="float">
            <text:p>0.513767190941383</text:p>
          </table:table-cell>
          <table:table-cell office:value-type="float" office:value="0.131465716186673" calcext:value-type="float">
            <text:p>0.131465716186673</text:p>
          </table:table-cell>
          <table:table-cell office:value-type="float" office:value="0.131599378661098" calcext:value-type="float">
            <text:p>0.131599378661098</text:p>
          </table:table-cell>
          <table:table-cell office:value-type="float" office:value="-93.6485360389128" calcext:value-type="float">
            <text:p>-93.6485360389128</text:p>
          </table:table-cell>
          <table:table-cell office:value-type="float" office:value="93.6485360389128" calcext:value-type="float">
            <text:p>93.6485360389128</text:p>
          </table:table-cell>
          <table:table-cell office:value-type="float" office:value="1555.43164354668" calcext:value-type="float">
            <text:p>1555.43164354668</text:p>
          </table:table-cell>
          <table:table-cell office:value-type="float" office:value="1761.66893207852" calcext:value-type="float">
            <text:p>1761.66893207852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632.18475247525" calcext:value-type="float">
            <text:p>1632.18475247525</text:p>
          </table:table-cell>
          <table:table-cell office:value-type="float" office:value="1650.82475247525" calcext:value-type="float">
            <text:p>1650.82475247525</text:p>
          </table:table-cell>
          <table:table-cell office:value-type="float" office:value="0.51297153586403" calcext:value-type="float">
            <text:p>0.51297153586403</text:p>
          </table:table-cell>
          <table:table-cell office:value-type="float" office:value="0.513373687998009" calcext:value-type="float">
            <text:p>0.513373687998009</text:p>
          </table:table-cell>
          <table:table-cell office:value-type="float" office:value="0.136342703605101" calcext:value-type="float">
            <text:p>0.136342703605101</text:p>
          </table:table-cell>
          <table:table-cell office:value-type="float" office:value="0.136483543315663" calcext:value-type="float">
            <text:p>0.136483543315663</text:p>
          </table:table-cell>
          <table:table-cell office:value-type="float" office:value="-97.3052410694156" calcext:value-type="float">
            <text:p>-97.3052410694156</text:p>
          </table:table-cell>
          <table:table-cell office:value-type="float" office:value="97.3052410694155" calcext:value-type="float">
            <text:p>97.3052410694155</text:p>
          </table:table-cell>
          <table:table-cell office:value-type="float" office:value="1534.98524721782" calcext:value-type="float">
            <text:p>1534.98524721782</text:p>
          </table:table-cell>
          <table:table-cell office:value-type="float" office:value="1748.12999354466" calcext:value-type="float">
            <text:p>1748.12999354466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4.21306930693" calcext:value-type="float">
            <text:p>1624.21306930693</text:p>
          </table:table-cell>
          <table:table-cell office:value-type="float" office:value="1635.49306930693" calcext:value-type="float">
            <text:p>1635.49306930693</text:p>
          </table:table-cell>
          <table:table-cell office:value-type="float" office:value="0.512806936982287" calcext:value-type="float">
            <text:p>0.512806936982287</text:p>
          </table:table-cell>
          <table:table-cell office:value-type="float" office:value="0.513041123070835" calcext:value-type="float">
            <text:p>0.513041123070835</text:p>
          </table:table-cell>
          <table:table-cell office:value-type="float" office:value="0.105598954825813" calcext:value-type="float">
            <text:p>0.105598954825813</text:p>
          </table:table-cell>
          <table:table-cell office:value-type="float" office:value="0.105611598413011" calcext:value-type="float">
            <text:p>0.105611598413011</text:p>
          </table:table-cell>
          <table:table-cell office:value-type="float" office:value="-74.5080198124483" calcext:value-type="float">
            <text:p>-74.5080198124483</text:p>
          </table:table-cell>
          <table:table-cell office:value-type="float" office:value="74.5080198124483" calcext:value-type="float">
            <text:p>74.5080198124483</text:p>
          </table:table-cell>
          <table:table-cell office:value-type="float" office:value="1549.71424538653" calcext:value-type="float">
            <text:p>1549.71424538653</text:p>
          </table:table-cell>
          <table:table-cell office:value-type="float" office:value="1710.00108911938" calcext:value-type="float">
            <text:p>1710.00108911938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576.14475247525" calcext:value-type="float">
            <text:p>1576.14475247525</text:p>
          </table:table-cell>
          <table:table-cell office:value-type="float" office:value="1593.50475247525" calcext:value-type="float">
            <text:p>1593.50475247525</text:p>
          </table:table-cell>
          <table:table-cell office:value-type="float" office:value="0.511900387352784" calcext:value-type="float">
            <text:p>0.511900387352784</text:p>
          </table:table-cell>
          <table:table-cell office:value-type="float" office:value="0.512211582332889" calcext:value-type="float">
            <text:p>0.512211582332889</text:p>
          </table:table-cell>
          <table:table-cell office:value-type="float" office:value="0.142543219758078" calcext:value-type="float">
            <text:p>0.142543219758078</text:p>
          </table:table-cell>
          <table:table-cell office:value-type="float" office:value="0.142620683964784" calcext:value-type="float">
            <text:p>0.142620683964784</text:p>
          </table:table-cell>
          <table:table-cell office:value-type="float" office:value="-101.930114680662" calcext:value-type="float">
            <text:p>-101.930114680662</text:p>
          </table:table-cell>
          <table:table-cell office:value-type="float" office:value="101.930114680662" calcext:value-type="float">
            <text:p>101.930114680662</text:p>
          </table:table-cell>
          <table:table-cell office:value-type="float" office:value="1474.27323007208" calcext:value-type="float">
            <text:p>1474.27323007208</text:p>
          </table:table-cell>
          <table:table-cell office:value-type="float" office:value="1695.43486715591" calcext:value-type="float">
            <text:p>1695.43486715591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08" calcext:value-type="float">
            <text:p>-11.08</text:p>
          </table:table-cell>
          <table:table-cell office:value-type="float" office:value="11.08" calcext:value-type="float">
            <text:p>11.08</text:p>
          </table:table-cell>
          <table:table-cell office:value-type="float" office:value="1506.04297029703" calcext:value-type="float">
            <text:p>1506.04297029703</text:p>
          </table:table-cell>
          <table:table-cell office:value-type="float" office:value="1528.20297029703" calcext:value-type="float">
            <text:p>1528.20297029703</text:p>
          </table:table-cell>
          <table:table-cell office:value-type="float" office:value="0.510801894427401" calcext:value-type="float">
            <text:p>0.510801894427401</text:p>
          </table:table-cell>
          <table:table-cell office:value-type="float" office:value="0.511124443358657" calcext:value-type="float">
            <text:p>0.511124443358657</text:p>
          </table:table-cell>
          <table:table-cell office:value-type="float" office:value="0.150258978114763" calcext:value-type="float">
            <text:p>0.150258978114763</text:p>
          </table:table-cell>
          <table:table-cell office:value-type="float" office:value="0.150383189504439" calcext:value-type="float">
            <text:p>0.150383189504439</text:p>
          </table:table-cell>
          <table:table-cell office:value-type="float" office:value="-107.830800403592" calcext:value-type="float">
            <text:p>-107.830800403592</text:p>
          </table:table-cell>
          <table:table-cell office:value-type="float" office:value="107.830800403592" calcext:value-type="float">
            <text:p>107.830800403592</text:p>
          </table:table-cell>
          <table:table-cell office:value-type="float" office:value="1398.30705727121" calcext:value-type="float">
            <text:p>1398.30705727121</text:p>
          </table:table-cell>
          <table:table-cell office:value-type="float" office:value="1636.03377070062" calcext:value-type="float">
            <text:p>1636.03377070062</text:p>
          </table:table-cell>
          <table:table-cell office:value-type="float" office:value="1576.60209234327" calcext:value-type="float">
            <text:p>1576.6020923432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02514851485" calcext:value-type="float">
            <text:p>1484.02514851485</text:p>
          </table:table-cell>
          <table:table-cell office:value-type="float" office:value="1497.14514851485" calcext:value-type="float">
            <text:p>1497.14514851485</text:p>
          </table:table-cell>
          <table:table-cell office:value-type="float" office:value="0.510500532705387" calcext:value-type="float">
            <text:p>0.510500532705387</text:p>
          </table:table-cell>
          <table:table-cell office:value-type="float" office:value="0.510677955385182" calcext:value-type="float">
            <text:p>0.510677955385182</text:p>
          </table:table-cell>
          <table:table-cell office:value-type="float" office:value="0.172125173801786" calcext:value-type="float">
            <text:p>0.172125173801786</text:p>
          </table:table-cell>
          <table:table-cell office:value-type="float" office:value="0.172134752761564" calcext:value-type="float">
            <text:p>0.172134752761564</text:p>
          </table:table-cell>
          <table:table-cell office:value-type="float" office:value="-124.704386416486" calcext:value-type="float">
            <text:p>-124.704386416486</text:p>
          </table:table-cell>
          <table:table-cell office:value-type="float" office:value="124.704386416486" calcext:value-type="float">
            <text:p>124.704386416486</text:p>
          </table:table-cell>
          <table:table-cell office:value-type="float" office:value="1359.32831315394" calcext:value-type="float">
            <text:p>1359.32831315394</text:p>
          </table:table-cell>
          <table:table-cell office:value-type="float" office:value="1621.84953493134" calcext:value-type="float">
            <text:p>1621.84953493134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66.22752475248" calcext:value-type="float">
            <text:p>1466.22752475248</text:p>
          </table:table-cell>
          <table:table-cell office:value-type="float" office:value="1486.22752475248" calcext:value-type="float">
            <text:p>1486.22752475248</text:p>
          </table:table-cell>
          <table:table-cell office:value-type="float" office:value="0.510269148116807" calcext:value-type="float">
            <text:p>0.510269148116807</text:p>
          </table:table-cell>
          <table:table-cell office:value-type="float" office:value="0.510529890720849" calcext:value-type="float">
            <text:p>0.510529890720849</text:p>
          </table:table-cell>
          <table:table-cell office:value-type="float" office:value="0.173973423641376" calcext:value-type="float">
            <text:p>0.173973423641376</text:p>
          </table:table-cell>
          <table:table-cell office:value-type="float" office:value="0.174020015965271" calcext:value-type="float">
            <text:p>0.174020015965271</text:p>
          </table:table-cell>
          <table:table-cell office:value-type="float" office:value="-126.192743824182" calcext:value-type="float">
            <text:p>-126.192743824182</text:p>
          </table:table-cell>
          <table:table-cell office:value-type="float" office:value="126.192743824182" calcext:value-type="float">
            <text:p>126.192743824182</text:p>
          </table:table-cell>
          <table:table-cell office:value-type="float" office:value="1340.07161747609" calcext:value-type="float">
            <text:p>1340.07161747609</text:p>
          </table:table-cell>
          <table:table-cell office:value-type="float" office:value="1612.42026857666" calcext:value-type="float">
            <text:p>1612.42026857666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376.89920792079" calcext:value-type="float">
            <text:p>1376.89920792079</text:p>
          </table:table-cell>
          <table:table-cell office:value-type="float" office:value="1389.37920792079" calcext:value-type="float">
            <text:p>1389.37920792079</text:p>
          </table:table-cell>
          <table:table-cell office:value-type="float" office:value="0.509224549871659" calcext:value-type="float">
            <text:p>0.509224549871659</text:p>
          </table:table-cell>
          <table:table-cell office:value-type="float" office:value="0.50936232963009" calcext:value-type="float">
            <text:p>0.50936232963009</text:p>
          </table:table-cell>
          <table:table-cell office:value-type="float" office:value="0.148937941659454" calcext:value-type="float">
            <text:p>0.148937941659454</text:p>
          </table:table-cell>
          <table:table-cell office:value-type="float" office:value="0.148948737588925" calcext:value-type="float">
            <text:p>0.148948737588925</text:p>
          </table:table-cell>
          <table:table-cell office:value-type="float" office:value="-106.735941117791" calcext:value-type="float">
            <text:p>-106.735941117791</text:p>
          </table:table-cell>
          <table:table-cell office:value-type="float" office:value="106.735941117791" calcext:value-type="float">
            <text:p>106.735941117791</text:p>
          </table:table-cell>
          <table:table-cell office:value-type="float" office:value="1270.17149908701" calcext:value-type="float">
            <text:p>1270.17149908701</text:p>
          </table:table-cell>
          <table:table-cell office:value-type="float" office:value="1496.11514903858" calcext:value-type="float">
            <text:p>1496.11514903858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94491808472" calcext:value-type="float">
            <text:p>0.508994491808472</text:p>
          </table:table-cell>
          <table:table-cell office:value-type="float" office:value="0.509243133224415" calcext:value-type="float">
            <text:p>0.509243133224415</text:p>
          </table:table-cell>
          <table:table-cell office:value-type="float" office:value="0.16689539088272" calcext:value-type="float">
            <text:p>0.16689539088272</text:p>
          </table:table-cell>
          <table:table-cell office:value-type="float" office:value="0.166958947097497" calcext:value-type="float">
            <text:p>0.166958947097497</text:p>
          </table:table-cell>
          <table:table-cell office:value-type="float" office:value="-120.640532796574" calcext:value-type="float">
            <text:p>-120.640532796574</text:p>
          </table:table-cell>
          <table:table-cell office:value-type="float" office:value="120.640532796574" calcext:value-type="float">
            <text:p>120.640532796574</text:p>
          </table:table-cell>
          <table:table-cell office:value-type="float" office:value="1235.2000615336" calcext:value-type="float">
            <text:p>1235.2000615336</text:p>
          </table:table-cell>
          <table:table-cell office:value-type="float" office:value="1499.23142388568" calcext:value-type="float">
            <text:p>1499.23142388568</text:p>
          </table:table-cell>
          <table:table-cell office:value-type="float" office:value="1433.22358329766" calcext:value-type="float">
            <text:p>1433.2235832976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17.46297029703" calcext:value-type="float">
            <text:p>1317.46297029703</text:p>
          </table:table-cell>
          <table:table-cell office:value-type="float" office:value="1343.94297029703" calcext:value-type="float">
            <text:p>1343.94297029703</text:p>
          </table:table-cell>
          <table:table-cell office:value-type="float" office:value="0.508579939518951" calcext:value-type="float">
            <text:p>0.508579939518951</text:p>
          </table:table-cell>
          <table:table-cell office:value-type="float" office:value="0.508866310651254" calcext:value-type="float">
            <text:p>0.508866310651254</text:p>
          </table:table-cell>
          <table:table-cell office:value-type="float" office:value="0.122930665144661" calcext:value-type="float">
            <text:p>0.122930665144661</text:p>
          </table:table-cell>
          <table:table-cell office:value-type="float" office:value="0.122987857277152" calcext:value-type="float">
            <text:p>0.122987857277152</text:p>
          </table:table-cell>
          <table:table-cell office:value-type="float" office:value="-87.2496975083444" calcext:value-type="float">
            <text:p>-87.2496975083444</text:p>
          </table:table-cell>
          <table:table-cell office:value-type="float" office:value="87.2496975083444" calcext:value-type="float">
            <text:p>87.2496975083444</text:p>
          </table:table-cell>
          <table:table-cell office:value-type="float" office:value="1230.21327278869" calcext:value-type="float">
            <text:p>1230.21327278869</text:p>
          </table:table-cell>
          <table:table-cell office:value-type="float" office:value="1431.15036855518" calcext:value-type="float">
            <text:p>1431.15036855518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18.44851485149" calcext:value-type="float">
            <text:p>1318.44851485149</text:p>
          </table:table-cell>
          <table:table-cell office:value-type="float" office:value="1334.36851485149" calcext:value-type="float">
            <text:p>1334.36851485149</text:p>
          </table:table-cell>
          <table:table-cell office:value-type="float" office:value="0.508590631614923" calcext:value-type="float">
            <text:p>0.508590631614923</text:p>
          </table:table-cell>
          <table:table-cell office:value-type="float" office:value="0.508762883832518" calcext:value-type="float">
            <text:p>0.508762883832518</text:p>
          </table:table-cell>
          <table:table-cell office:value-type="float" office:value="0.119291057838052" calcext:value-type="float">
            <text:p>0.119291057838052</text:p>
          </table:table-cell>
          <table:table-cell office:value-type="float" office:value="0.119348173480197" calcext:value-type="float">
            <text:p>0.119348173480197</text:p>
          </table:table-cell>
          <table:table-cell office:value-type="float" office:value="-84.5627772405123" calcext:value-type="float">
            <text:p>-84.5627772405123</text:p>
          </table:table-cell>
          <table:table-cell office:value-type="float" office:value="84.5627772405124" calcext:value-type="float">
            <text:p>84.5627772405124</text:p>
          </table:table-cell>
          <table:table-cell office:value-type="float" office:value="1233.92782229128" calcext:value-type="float">
            <text:p>1233.92782229128</text:p>
          </table:table-cell>
          <table:table-cell office:value-type="float" office:value="1418.931292092" calcext:value-type="float">
            <text:p>1418.931292092</text:p>
          </table:table-cell>
          <table:table-cell office:value-type="float" office:value="1372.68042464182" calcext:value-type="float">
            <text:p>1372.6804246418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155.10297029703" calcext:value-type="float">
            <text:p>1155.10297029703</text:p>
          </table:table-cell>
          <table:table-cell office:value-type="float" office:value="1170.54297029703" calcext:value-type="float">
            <text:p>1170.54297029703</text:p>
          </table:table-cell>
          <table:table-cell office:value-type="float" office:value="0.506587491935743" calcext:value-type="float">
            <text:p>0.506587491935743</text:p>
          </table:table-cell>
          <table:table-cell office:value-type="float" office:value="0.506809814333975" calcext:value-type="float">
            <text:p>0.506809814333975</text:p>
          </table:table-cell>
          <table:table-cell office:value-type="float" office:value="0.199905035554793" calcext:value-type="float">
            <text:p>0.199905035554793</text:p>
          </table:table-cell>
          <table:table-cell office:value-type="float" office:value="0.200020923627641" calcext:value-type="float">
            <text:p>0.200020923627641</text:p>
          </table:table-cell>
          <table:table-cell office:value-type="float" office:value="-147.208023064726" calcext:value-type="float">
            <text:p>-147.208023064726</text:p>
          </table:table-cell>
          <table:table-cell office:value-type="float" office:value="147.208023064726" calcext:value-type="float">
            <text:p>147.208023064726</text:p>
          </table:table-cell>
          <table:table-cell office:value-type="float" office:value="1007.99080628491" calcext:value-type="float">
            <text:p>1007.99080628491</text:p>
          </table:table-cell>
          <table:table-cell office:value-type="float" office:value="1317.75099336176" calcext:value-type="float">
            <text:p>1317.75099336176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13.10435643564" calcext:value-type="float">
            <text:p>1113.10435643564</text:p>
          </table:table-cell>
          <table:table-cell office:value-type="float" office:value="1131.58435643564" calcext:value-type="float">
            <text:p>1131.58435643564</text:p>
          </table:table-cell>
          <table:table-cell office:value-type="float" office:value="0.50592859160189" calcext:value-type="float">
            <text:p>0.50592859160189</text:p>
          </table:table-cell>
          <table:table-cell office:value-type="float" office:value="0.506228935073821" calcext:value-type="float">
            <text:p>0.506228935073821</text:p>
          </table:table-cell>
          <table:table-cell office:value-type="float" office:value="0.119522492399876" calcext:value-type="float">
            <text:p>0.119522492399876</text:p>
          </table:table-cell>
          <table:table-cell office:value-type="float" office:value="0.119559228151818" calcext:value-type="float">
            <text:p>0.119559228151818</text:p>
          </table:table-cell>
          <table:table-cell office:value-type="float" office:value="-84.7183103755329" calcext:value-type="float">
            <text:p>-84.7183103755329</text:p>
          </table:table-cell>
          <table:table-cell office:value-type="float" office:value="84.718310375533" calcext:value-type="float">
            <text:p>84.718310375533</text:p>
          </table:table-cell>
          <table:table-cell office:value-type="float" office:value="1028.41312023691" calcext:value-type="float">
            <text:p>1028.41312023691</text:p>
          </table:table-cell>
          <table:table-cell office:value-type="float" office:value="1216.30266681118" calcext:value-type="float">
            <text:p>1216.30266681118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060.91645189003" calcext:value-type="float">
            <text:p>1060.91645189003</text:p>
          </table:table-cell>
          <table:table-cell office:value-type="float" office:value="1102.41645189003" calcext:value-type="float">
            <text:p>1102.41645189003</text:p>
          </table:table-cell>
          <table:table-cell office:value-type="float" office:value="0.504978467255415" calcext:value-type="float">
            <text:p>0.504978467255415</text:p>
          </table:table-cell>
          <table:table-cell office:value-type="float" office:value="0.505746775031903" calcext:value-type="float">
            <text:p>0.505746775031903</text:p>
          </table:table-cell>
          <table:table-cell office:value-type="float" office:value="0.163072992954118" calcext:value-type="float">
            <text:p>0.163072992954118</text:p>
          </table:table-cell>
          <table:table-cell office:value-type="float" office:value="0.163298989442186" calcext:value-type="float">
            <text:p>0.163298989442186</text:p>
          </table:table-cell>
          <table:table-cell office:value-type="float" office:value="-117.785966310748" calcext:value-type="float">
            <text:p>-117.785966310748</text:p>
          </table:table-cell>
          <table:table-cell office:value-type="float" office:value="117.785966310748" calcext:value-type="float">
            <text:p>117.785966310748</text:p>
          </table:table-cell>
          <table:table-cell office:value-type="float" office:value="943.130485579287" calcext:value-type="float">
            <text:p>943.130485579287</text:p>
          </table:table-cell>
          <table:table-cell office:value-type="float" office:value="1220.02665801014" calcext:value-type="float">
            <text:p>1220.02665801014</text:p>
          </table:table-cell>
          <table:table-cell office:value-type="float" office:value="1150.80261490243" calcext:value-type="float">
            <text:p>1150.8026149024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837624215246" calcext:value-type="float">
            <text:p>0.504837624215246</text:p>
          </table:table-cell>
          <table:table-cell office:value-type="float" office:value="0.50507439740463" calcext:value-type="float">
            <text:p>0.50507439740463</text:p>
          </table:table-cell>
          <table:table-cell office:value-type="float" office:value="0.130443023058528" calcext:value-type="float">
            <text:p>0.130443023058528</text:p>
          </table:table-cell>
          <table:table-cell office:value-type="float" office:value="0.130518591376974" calcext:value-type="float">
            <text:p>0.130518591376974</text:p>
          </table:table-cell>
          <table:table-cell office:value-type="float" office:value="-92.8421223870434" calcext:value-type="float">
            <text:p>-92.8421223870434</text:p>
          </table:table-cell>
          <table:table-cell office:value-type="float" office:value="92.8421223870435" calcext:value-type="float">
            <text:p>92.8421223870435</text:p>
          </table:table-cell>
          <table:table-cell office:value-type="float" office:value="961.096403400692" calcext:value-type="float">
            <text:p>961.096403400692</text:p>
          </table:table-cell>
          <table:table-cell office:value-type="float" office:value="1158.64430060487" calcext:value-type="float">
            <text:p>1158.64430060487</text:p>
          </table:table-cell>
          <table:table-cell office:value-type="float" office:value="1109.25732630382" calcext:value-type="float">
            <text:p>1109.25732630382</text:p>
          </table:table-cell>
        </table:table-row>
      </table:table>
      <table:table table:name="Ranked_Full" table:style-name="ta1">
        <table:table-column table:style-name="co3" table:default-cell-style-name="ce42"/>
        <table:table-column table:style-name="co3" table:number-columns-repeated="4" table:default-cell-style-name="ce44"/>
        <table:table-column table:style-name="co3" table:number-columns-repeated="4" table:default-cell-style-name="ce46"/>
        <table:table-column table:style-name="co3" table:number-columns-repeated="4" table:default-cell-style-name="ce44"/>
        <table:table-column table:style-name="co3" table:default-cell-style-name="ce48"/>
        <table:table-row table:style-name="ro2">
          <table:table-cell table:style-name="ce35" office:value-type="string" calcext:value-type="string" table:number-columns-spanned="1" table:number-rows-spanned="2">
            <text:p>Name</text:p>
          </table:table-cell>
          <table:table-cell table:style-name="ce35" office:value-type="string" calcext:value-type="string" table:number-columns-spanned="2" table:number-rows-spanned="1">
            <text:p>Pure Average Elo Fluctuation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Pure Average El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arget Win Rate For That El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Win Rate Deviation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Elo Drift From Win <text:s/>Rate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ournament Elo Window</text:p>
          </table:table-cell>
          <table:covered-table-cell table:style-name="ce35"/>
          <table:table-cell table:style-name="ce35" office:value-type="string" calcext:value-type="string">
            <text:p>Tournament Elo</text:p>
          </table:table-cell>
        </table:table-row>
        <table:table-row table:style-name="ro1">
          <table:covered-table-cell table:style-name="ce41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76.20514851485" calcext:value-type="float">
            <text:p>2376.2</text:p>
          </table:table-cell>
          <table:table-cell office:value-type="float" office:value="2395.56514851485" calcext:value-type="float">
            <text:p>2395.6</text:p>
          </table:table-cell>
          <table:table-cell office:value-type="float" office:value="0.563647520647994" calcext:value-type="float">
            <text:p>0.56</text:p>
          </table:table-cell>
          <table:table-cell office:value-type="float" office:value="0.566343577383058" calcext:value-type="float">
            <text:p>0.57</text:p>
          </table:table-cell>
          <table:table-cell office:value-type="float" office:value="0.117514404904012" calcext:value-type="float">
            <text:p>0.12</text:p>
          </table:table-cell>
          <table:table-cell office:value-type="float" office:value="0.11763033663175" calcext:value-type="float">
            <text:p>0.12</text:p>
          </table:table-cell>
          <table:table-cell office:value-type="float" office:value="-83.2980762922122" calcext:value-type="float">
            <text:p>-83.3</text:p>
          </table:table-cell>
          <table:table-cell office:value-type="float" office:value="83.2980762922121" calcext:value-type="float">
            <text:p>83.3</text:p>
          </table:table-cell>
          <table:table-cell office:value-type="float" office:value="2292.90707222264" calcext:value-type="float">
            <text:p>2292.9</text:p>
          </table:table-cell>
          <table:table-cell office:value-type="float" office:value="2478.77795220921" calcext:value-type="float">
            <text:p>2478.8</text:p>
          </table:table-cell>
          <table:table-cell office:value-type="float" office:value="2432.31023221256" calcext:value-type="float">
            <text:p>2432.3</text:p>
          </table:table-cell>
        </table:table-row>
        <table:table-row table:style-name="ro1">
          <table:table-cell table:style-name="ce43" office:value-type="string" calcext:value-type="string">
            <text:p>MrOsoVC8</text:p>
          </table:table-cell>
          <table:table-cell table:style-name="ce45" office:value-type="float" office:value="-15.36" calcext:value-type="float">
            <text:p>-15.4</text:p>
          </table:table-cell>
          <table:table-cell table:style-name="ce45" office:value-type="float" office:value="15.36" calcext:value-type="float">
            <text:p>15.4</text:p>
          </table:table-cell>
          <table:table-cell table:style-name="ce45" office:value-type="float" office:value="2218.69425742574" calcext:value-type="float">
            <text:p>2218.7</text:p>
          </table:table-cell>
          <table:table-cell table:style-name="ce45" office:value-type="float" office:value="2249.41425742574" calcext:value-type="float">
            <text:p>2249.4</text:p>
          </table:table-cell>
          <table:table-cell table:style-name="ce47" office:value-type="float" office:value="0.544946489258312" calcext:value-type="float">
            <text:p>0.54</text:p>
          </table:table-cell>
          <table:table-cell table:style-name="ce47" office:value-type="float" office:value="0.54816390990931" calcext:value-type="float">
            <text:p>0.55</text:p>
          </table:table-cell>
          <table:table-cell table:style-name="ce47" office:value-type="float" office:value="0.180436789504919" calcext:value-type="float">
            <text:p>0.18</text:p>
          </table:table-cell>
          <table:table-cell table:style-name="ce47" office:value-type="float" office:value="0.182347565362153" calcext:value-type="float">
            <text:p>0.18</text:p>
          </table:table-cell>
          <table:table-cell table:style-name="ce45" office:value-type="float" office:value="-132.821383196158" calcext:value-type="float">
            <text:p>-132.8</text:p>
          </table:table-cell>
          <table:table-cell table:style-name="ce45" office:value-type="float" office:value="132.821383196158" calcext:value-type="float">
            <text:p>132.8</text:p>
          </table:table-cell>
          <table:table-cell table:style-name="ce45" office:value-type="float" office:value="2087.40185297269" calcext:value-type="float">
            <text:p>2087.4</text:p>
          </table:table-cell>
          <table:table-cell table:style-name="ce45" office:value-type="float" office:value="2382.2356406219" calcext:value-type="float">
            <text:p>2382.2</text:p>
          </table:table-cell>
          <table:table-cell table:style-name="ce49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</text:p>
          </table:table-cell>
          <table:table-cell office:value-type="float" office:value="7.52" calcext:value-type="float">
            <text:p>7.5</text:p>
          </table:table-cell>
          <table:table-cell office:value-type="float" office:value="2237.50594059406" calcext:value-type="float">
            <text:p>2237.5</text:p>
          </table:table-cell>
          <table:table-cell office:value-type="float" office:value="2252.54594059406" calcext:value-type="float">
            <text:p>2252.5</text:p>
          </table:table-cell>
          <table:table-cell office:value-type="float" office:value="0.546893193062641" calcext:value-type="float">
            <text:p>0.55</text:p>
          </table:table-cell>
          <table:table-cell office:value-type="float" office:value="0.548503092840296" calcext:value-type="float">
            <text:p>0.55</text:p>
          </table:table-cell>
          <table:table-cell office:value-type="float" office:value="0.156590195946056" calcext:value-type="float">
            <text:p>0.16</text:p>
          </table:table-cell>
          <table:table-cell office:value-type="float" office:value="0.156627116724521" calcext:value-type="float">
            <text:p>0.16</text:p>
          </table:table-cell>
          <table:table-cell office:value-type="float" office:value="-112.621127437483" calcext:value-type="float">
            <text:p>-112.6</text:p>
          </table:table-cell>
          <table:table-cell office:value-type="float" office:value="112.621127437483" calcext:value-type="float">
            <text:p>112.6</text:p>
          </table:table-cell>
          <table:table-cell office:value-type="float" office:value="2124.88481315658" calcext:value-type="float">
            <text:p>2124.9</text:p>
          </table:table-cell>
          <table:table-cell office:value-type="float" office:value="2365.13862216256" calcext:value-type="float">
            <text:p>2365.1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1">
          <table:table-cell table:style-name="ce43" office:value-type="string" calcext:value-type="string">
            <text:p>wisenatic</text:p>
          </table:table-cell>
          <table:table-cell table:style-name="ce45" office:value-type="float" office:value="-7.76" calcext:value-type="float">
            <text:p>-7.8</text:p>
          </table:table-cell>
          <table:table-cell table:style-name="ce45" office:value-type="float" office:value="7.76" calcext:value-type="float">
            <text:p>7.8</text:p>
          </table:table-cell>
          <table:table-cell table:style-name="ce45" office:value-type="float" office:value="2130.63287128713" calcext:value-type="float">
            <text:p>2130.6</text:p>
          </table:table-cell>
          <table:table-cell table:style-name="ce45" office:value-type="float" office:value="2146.15287128713" calcext:value-type="float">
            <text:p>2146.2</text:p>
          </table:table-cell>
          <table:table-cell table:style-name="ce47" office:value-type="float" office:value="0.536777849381137" calcext:value-type="float">
            <text:p>0.54</text:p>
          </table:table-cell>
          <table:table-cell table:style-name="ce47" office:value-type="float" office:value="0.538108547133641" calcext:value-type="float">
            <text:p>0.54</text:p>
          </table:table-cell>
          <table:table-cell table:style-name="ce47" office:value-type="float" office:value="0.162831723814707" calcext:value-type="float">
            <text:p>0.16</text:p>
          </table:table-cell>
          <table:table-cell table:style-name="ce47" office:value-type="float" office:value="0.163292667852244" calcext:value-type="float">
            <text:p>0.16</text:p>
          </table:table-cell>
          <table:table-cell table:style-name="ce45" office:value-type="float" office:value="-117.781049144849" calcext:value-type="float">
            <text:p>-117.8</text:p>
          </table:table-cell>
          <table:table-cell table:style-name="ce45" office:value-type="float" office:value="117.781049144849" calcext:value-type="float">
            <text:p>117.8</text:p>
          </table:table-cell>
          <table:table-cell table:style-name="ce45" office:value-type="float" office:value="2013.21023909761" calcext:value-type="float">
            <text:p>2013.2</text:p>
          </table:table-cell>
          <table:table-cell table:style-name="ce45" office:value-type="float" office:value="2263.93392043198" calcext:value-type="float">
            <text:p>2263.9</text:p>
          </table:table-cell>
          <table:table-cell table:style-name="ce49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2058.37663366337" calcext:value-type="float">
            <text:p>2058.4</text:p>
          </table:table-cell>
          <table:table-cell office:value-type="float" office:value="2076.29663366337" calcext:value-type="float">
            <text:p>2076.3</text:p>
          </table:table-cell>
          <table:table-cell office:value-type="float" office:value="0.531156640641224" calcext:value-type="float">
            <text:p>0.53</text:p>
          </table:table-cell>
          <table:table-cell office:value-type="float" office:value="0.532465250472688" calcext:value-type="float">
            <text:p>0.53</text:p>
          </table:table-cell>
          <table:table-cell office:value-type="float" office:value="0.156364981195623" calcext:value-type="float">
            <text:p>0.16</text:p>
          </table:table-cell>
          <table:table-cell office:value-type="float" office:value="0.156606945841957" calcext:value-type="float">
            <text:p>0.16</text:p>
          </table:table-cell>
          <table:table-cell office:value-type="float" office:value="-112.605586460781" calcext:value-type="float">
            <text:p>-112.6</text:p>
          </table:table-cell>
          <table:table-cell office:value-type="float" office:value="112.605586460781" calcext:value-type="float">
            <text:p>112.6</text:p>
          </table:table-cell>
          <table:table-cell office:value-type="float" office:value="1945.95743878661" calcext:value-type="float">
            <text:p>1946.0</text:p>
          </table:table-cell>
          <table:table-cell office:value-type="float" office:value="2188.90222012415" calcext:value-type="float">
            <text:p>2188.9</text:p>
          </table:table-cell>
          <table:table-cell office:value-type="float" office:value="2128.16602478976" calcext:value-type="float">
            <text:p>2128.2</text:p>
          </table:table-cell>
        </table:table-row>
        <table:table-row table:style-name="ro1">
          <table:table-cell table:style-name="ce43" office:value-type="string" calcext:value-type="string">
            <text:p>e1sTea</text:p>
          </table:table-cell>
          <table:table-cell table:style-name="ce45" office:value-type="float" office:value="-11.64" calcext:value-type="float">
            <text:p>-11.6</text:p>
          </table:table-cell>
          <table:table-cell table:style-name="ce45" office:value-type="float" office:value="11.64" calcext:value-type="float">
            <text:p>11.6</text:p>
          </table:table-cell>
          <table:table-cell table:style-name="ce45" office:value-type="float" office:value="2012.33188118812" calcext:value-type="float">
            <text:p>2012.3</text:p>
          </table:table-cell>
          <table:table-cell table:style-name="ce45" office:value-type="float" office:value="2035.61188118812" calcext:value-type="float">
            <text:p>2035.6</text:p>
          </table:table-cell>
          <table:table-cell table:style-name="ce47" office:value-type="float" office:value="0.528039201891324" calcext:value-type="float">
            <text:p>0.53</text:p>
          </table:table-cell>
          <table:table-cell table:style-name="ce47" office:value-type="float" office:value="0.52957212237143" calcext:value-type="float">
            <text:p>0.53</text:p>
          </table:table-cell>
          <table:table-cell table:style-name="ce47" office:value-type="float" office:value="0.153124579393761" calcext:value-type="float">
            <text:p>0.15</text:p>
          </table:table-cell>
          <table:table-cell table:style-name="ce47" office:value-type="float" office:value="0.153295961807686" calcext:value-type="float">
            <text:p>0.15</text:p>
          </table:table-cell>
          <table:table-cell table:style-name="ce45" office:value-type="float" office:value="-110.060429453566" calcext:value-type="float">
            <text:p>-110.1</text:p>
          </table:table-cell>
          <table:table-cell table:style-name="ce45" office:value-type="float" office:value="110.060429453566" calcext:value-type="float">
            <text:p>110.1</text:p>
          </table:table-cell>
          <table:table-cell table:style-name="ce45" office:value-type="float" office:value="1902.40288077385" calcext:value-type="float">
            <text:p>1902.4</text:p>
          </table:table-cell>
          <table:table-cell table:style-name="ce45" office:value-type="float" office:value="2145.67231064169" calcext:value-type="float">
            <text:p>2145.7</text:p>
          </table:table-cell>
          <table:table-cell table:style-name="ce49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3188864860444" calcext:value-type="float">
            <text:p>0.52</text:p>
          </table:table-cell>
          <table:table-cell office:value-type="float" office:value="0.524048527256326" calcext:value-type="float">
            <text:p>0.52</text:p>
          </table:table-cell>
          <table:table-cell office:value-type="float" office:value="0.177208431863584" calcext:value-type="float">
            <text:p>0.18</text:p>
          </table:table-cell>
          <table:table-cell office:value-type="float" office:value="0.177339455420338" calcext:value-type="float">
            <text:p>0.18</text:p>
          </table:table-cell>
          <table:table-cell office:value-type="float" office:value="-128.824204715249" calcext:value-type="float">
            <text:p>-128.8</text:p>
          </table:table-cell>
          <table:table-cell office:value-type="float" office:value="128.824204715249" calcext:value-type="float">
            <text:p>128.8</text:p>
          </table:table-cell>
          <table:table-cell office:value-type="float" office:value="1799.4421081601" calcext:value-type="float">
            <text:p>1799.4</text:p>
          </table:table-cell>
          <table:table-cell office:value-type="float" office:value="2073.30638293307" calcext:value-type="float">
            <text:p>2073.3</text:p>
          </table:table-cell>
          <table:table-cell office:value-type="float" office:value="2004.84031423983" calcext:value-type="float">
            <text:p>2004.8</text:p>
          </table:table-cell>
        </table:table-row>
        <table:table-row table:style-name="ro1">
          <table:table-cell table:style-name="ce43" office:value-type="string" calcext:value-type="string">
            <text:p>chanchilaru</text:p>
          </table:table-cell>
          <table:table-cell table:style-name="ce45" office:value-type="float" office:value="-7.08" calcext:value-type="float">
            <text:p>-7.1</text:p>
          </table:table-cell>
          <table:table-cell table:style-name="ce45" office:value-type="float" office:value="7.08" calcext:value-type="float">
            <text:p>7.1</text:p>
          </table:table-cell>
          <table:table-cell table:style-name="ce45" office:value-type="float" office:value="1941.93623762376" calcext:value-type="float">
            <text:p>1941.9</text:p>
          </table:table-cell>
          <table:table-cell table:style-name="ce45" office:value-type="float" office:value="1956.09623762376" calcext:value-type="float">
            <text:p>1956.1</text:p>
          </table:table-cell>
          <table:table-cell table:style-name="ce47" office:value-type="float" office:value="0.523911956574219" calcext:value-type="float">
            <text:p>0.52</text:p>
          </table:table-cell>
          <table:table-cell table:style-name="ce47" office:value-type="float" office:value="0.524683260969298" calcext:value-type="float">
            <text:p>0.52</text:p>
          </table:table-cell>
          <table:table-cell table:style-name="ce47" office:value-type="float" office:value="0.138403544369661" calcext:value-type="float">
            <text:p>0.14</text:p>
          </table:table-cell>
          <table:table-cell table:style-name="ce47" office:value-type="float" office:value="0.13870351655198" calcext:value-type="float">
            <text:p>0.14</text:p>
          </table:table-cell>
          <table:table-cell table:style-name="ce45" office:value-type="float" office:value="-98.9742291007802" calcext:value-type="float">
            <text:p>-99.0</text:p>
          </table:table-cell>
          <table:table-cell table:style-name="ce45" office:value-type="float" office:value="98.9742291007802" calcext:value-type="float">
            <text:p>99.0</text:p>
          </table:table-cell>
          <table:table-cell table:style-name="ce45" office:value-type="float" office:value="1843.18778776286" calcext:value-type="float">
            <text:p>1843.2</text:p>
          </table:table-cell>
          <table:table-cell table:style-name="ce45" office:value-type="float" office:value="2055.07046672454" calcext:value-type="float">
            <text:p>2055.1</text:p>
          </table:table-cell>
          <table:table-cell table:style-name="ce49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10.0</text:p>
          </table:table-cell>
          <table:table-cell office:value-type="float" office:value="9.96" calcext:value-type="float">
            <text:p>10.0</text:p>
          </table:table-cell>
          <table:table-cell office:value-type="float" office:value="1892.63821782178" calcext:value-type="float">
            <text:p>1892.6</text:p>
          </table:table-cell>
          <table:table-cell office:value-type="float" office:value="1912.55821782178" calcext:value-type="float">
            <text:p>1912.6</text:p>
          </table:table-cell>
          <table:table-cell office:value-type="float" office:value="0.521443398664647" calcext:value-type="float">
            <text:p>0.52</text:p>
          </table:table-cell>
          <table:table-cell office:value-type="float" office:value="0.522401325814429" calcext:value-type="float">
            <text:p>0.52</text:p>
          </table:table-cell>
          <table:table-cell office:value-type="float" office:value="0.164772294102513" calcext:value-type="float">
            <text:p>0.16</text:p>
          </table:table-cell>
          <table:table-cell office:value-type="float" office:value="0.165120131959099" calcext:value-type="float">
            <text:p>0.17</text:p>
          </table:table-cell>
          <table:table-cell office:value-type="float" office:value="-119.204421385753" calcext:value-type="float">
            <text:p>-119.2</text:p>
          </table:table-cell>
          <table:table-cell office:value-type="float" office:value="119.204421385753" calcext:value-type="float">
            <text:p>119.2</text:p>
          </table:table-cell>
          <table:table-cell office:value-type="float" office:value="1773.70501544841" calcext:value-type="float">
            <text:p>1773.7</text:p>
          </table:table-cell>
          <table:table-cell office:value-type="float" office:value="2031.76263920754" calcext:value-type="float">
            <text:p>2031.8</text:p>
          </table:table-cell>
          <table:table-cell office:value-type="float" office:value="1967.24823326776" calcext:value-type="float">
            <text:p>1967.2</text:p>
          </table:table-cell>
        </table:table-row>
        <table:table-row table:style-name="ro1">
          <table:table-cell table:style-name="ce43" office:value-type="string" calcext:value-type="string">
            <text:p>harooooo</text:p>
          </table:table-cell>
          <table:table-cell table:style-name="ce45" office:value-type="float" office:value="-10.08" calcext:value-type="float">
            <text:p>-10.1</text:p>
          </table:table-cell>
          <table:table-cell table:style-name="ce45" office:value-type="float" office:value="10.08" calcext:value-type="float">
            <text:p>10.1</text:p>
          </table:table-cell>
          <table:table-cell table:style-name="ce45" office:value-type="float" office:value="1883.20534653465" calcext:value-type="float">
            <text:p>1883.2</text:p>
          </table:table-cell>
          <table:table-cell table:style-name="ce45" office:value-type="float" office:value="1903.36534653465" calcext:value-type="float">
            <text:p>1903.4</text:p>
          </table:table-cell>
          <table:table-cell table:style-name="ce47" office:value-type="float" office:value="0.521007862412128" calcext:value-type="float">
            <text:p>0.52</text:p>
          </table:table-cell>
          <table:table-cell table:style-name="ce47" office:value-type="float" office:value="0.521952736209661" calcext:value-type="float">
            <text:p>0.52</text:p>
          </table:table-cell>
          <table:table-cell table:style-name="ce47" office:value-type="float" office:value="0.135933070993286" calcext:value-type="float">
            <text:p>0.14</text:p>
          </table:table-cell>
          <table:table-cell table:style-name="ce47" office:value-type="float" office:value="0.136338468351234" calcext:value-type="float">
            <text:p>0.14</text:p>
          </table:table-cell>
          <table:table-cell table:style-name="ce45" office:value-type="float" office:value="-97.1963259004596" calcext:value-type="float">
            <text:p>-97.2</text:p>
          </table:table-cell>
          <table:table-cell table:style-name="ce45" office:value-type="float" office:value="97.1963259004596" calcext:value-type="float">
            <text:p>97.2</text:p>
          </table:table-cell>
          <table:table-cell table:style-name="ce45" office:value-type="float" office:value="1786.31327447525" calcext:value-type="float">
            <text:p>1786.3</text:p>
          </table:table-cell>
          <table:table-cell table:style-name="ce45" office:value-type="float" office:value="2000.56167243511" calcext:value-type="float">
            <text:p>2000.6</text:p>
          </table:table-cell>
          <table:table-cell table:style-name="ce49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</text:p>
          </table:table-cell>
          <table:table-cell office:value-type="float" office:value="8.64" calcext:value-type="float">
            <text:p>8.6</text:p>
          </table:table-cell>
          <table:table-cell office:value-type="float" office:value="1848.2700990099" calcext:value-type="float">
            <text:p>1848.3</text:p>
          </table:table-cell>
          <table:table-cell office:value-type="float" office:value="1865.5500990099" calcext:value-type="float">
            <text:p>1865.6</text:p>
          </table:table-cell>
          <table:table-cell office:value-type="float" office:value="0.519492143779186" calcext:value-type="float">
            <text:p>0.52</text:p>
          </table:table-cell>
          <table:table-cell office:value-type="float" office:value="0.52022303035852" calcext:value-type="float">
            <text:p>0.52</text:p>
          </table:table-cell>
          <table:table-cell office:value-type="float" office:value="0.0956574280990853" calcext:value-type="float">
            <text:p>0.10</text:p>
          </table:table-cell>
          <table:table-cell office:value-type="float" office:value="0.0959399351428891" calcext:value-type="float">
            <text:p>0.10</text:p>
          </table:table-cell>
          <table:table-cell office:value-type="float" office:value="-67.5026240564946" calcext:value-type="float">
            <text:p>-67.5</text:p>
          </table:table-cell>
          <table:table-cell office:value-type="float" office:value="67.5026240564946" calcext:value-type="float">
            <text:p>67.5</text:p>
          </table:table-cell>
          <table:table-cell office:value-type="float" office:value="1780.76747495341" calcext:value-type="float">
            <text:p>1780.8</text:p>
          </table:table-cell>
          <table:table-cell office:value-type="float" office:value="1932.84893613326" calcext:value-type="float">
            <text:p>1932.8</text:p>
          </table:table-cell>
          <table:table-cell office:value-type="float" office:value="1894.8285708383" calcext:value-type="float">
            <text:p>1894.8</text:p>
          </table:table-cell>
        </table:table-row>
        <table:table-row table:style-name="ro1">
          <table:table-cell table:style-name="ce43" office:value-type="string" calcext:value-type="string">
            <text:p>Sabalero</text:p>
          </table:table-cell>
          <table:table-cell table:style-name="ce45" office:value-type="float" office:value="-10.16" calcext:value-type="float">
            <text:p>-10.2</text:p>
          </table:table-cell>
          <table:table-cell table:style-name="ce45" office:value-type="float" office:value="10.16" calcext:value-type="float">
            <text:p>10.2</text:p>
          </table:table-cell>
          <table:table-cell table:style-name="ce45" office:value-type="float" office:value="1804.39940594059" calcext:value-type="float">
            <text:p>1804.4</text:p>
          </table:table-cell>
          <table:table-cell table:style-name="ce45" office:value-type="float" office:value="1824.71940594059" calcext:value-type="float">
            <text:p>1824.7</text:p>
          </table:table-cell>
          <table:table-cell table:style-name="ce47" office:value-type="float" office:value="0.517793914833907" calcext:value-type="float">
            <text:p>0.52</text:p>
          </table:table-cell>
          <table:table-cell table:style-name="ce47" office:value-type="float" office:value="0.518553192108842" calcext:value-type="float">
            <text:p>0.52</text:p>
          </table:table-cell>
          <table:table-cell table:style-name="ce47" office:value-type="float" office:value="0.175155178839761" calcext:value-type="float">
            <text:p>0.18</text:p>
          </table:table-cell>
          <table:table-cell table:style-name="ce47" office:value-type="float" office:value="0.175607190060291" calcext:value-type="float">
            <text:p>0.18</text:p>
          </table:table-cell>
          <table:table-cell table:style-name="ce45" office:value-type="float" office:value="-127.449217277703" calcext:value-type="float">
            <text:p>-127.4</text:p>
          </table:table-cell>
          <table:table-cell table:style-name="ce45" office:value-type="float" office:value="127.449217277703" calcext:value-type="float">
            <text:p>127.4</text:p>
          </table:table-cell>
          <table:table-cell table:style-name="ce45" office:value-type="float" office:value="1677.30834358563" calcext:value-type="float">
            <text:p>1677.3</text:p>
          </table:table-cell>
          <table:table-cell table:style-name="ce45" office:value-type="float" office:value="1952.1686232183" calcext:value-type="float">
            <text:p>1952.2</text:p>
          </table:table-cell>
          <table:table-cell table:style-name="ce49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715.44831683168" calcext:value-type="float">
            <text:p>1715.4</text:p>
          </table:table-cell>
          <table:table-cell office:value-type="float" office:value="1727.92831683168" calcext:value-type="float">
            <text:p>1727.9</text:p>
          </table:table-cell>
          <table:table-cell office:value-type="float" office:value="0.514974451710994" calcext:value-type="float">
            <text:p>0.51</text:p>
          </table:table-cell>
          <table:table-cell office:value-type="float" office:value="0.515324116078232" calcext:value-type="float">
            <text:p>0.52</text:p>
          </table:table-cell>
          <table:table-cell office:value-type="float" office:value="0.161392713855261" calcext:value-type="float">
            <text:p>0.16</text:p>
          </table:table-cell>
          <table:table-cell office:value-type="float" office:value="0.161591185555346" calcext:value-type="float">
            <text:p>0.16</text:p>
          </table:table-cell>
          <table:table-cell office:value-type="float" office:value="-116.459217586911" calcext:value-type="float">
            <text:p>-116.5</text:p>
          </table:table-cell>
          <table:table-cell office:value-type="float" office:value="116.459217586911" calcext:value-type="float">
            <text:p>116.5</text:p>
          </table:table-cell>
          <table:table-cell office:value-type="float" office:value="1598.98909924477" calcext:value-type="float">
            <text:p>1599.0</text:p>
          </table:table-cell>
          <table:table-cell office:value-type="float" office:value="1844.23355972903" calcext:value-type="float">
            <text:p>1844.2</text:p>
          </table:table-cell>
          <table:table-cell office:value-type="float" office:value="1782.92244460797" calcext:value-type="float">
            <text:p>1782.9</text:p>
          </table:table-cell>
        </table:table-row>
        <table:table-row table:style-name="ro1">
          <table:table-cell table:style-name="ce43" office:value-type="string" calcext:value-type="string">
            <text:p>xRavyn</text:p>
          </table:table-cell>
          <table:table-cell table:style-name="ce45" office:value-type="float" office:value="-7.16" calcext:value-type="float">
            <text:p>-7.2</text:p>
          </table:table-cell>
          <table:table-cell table:style-name="ce45" office:value-type="float" office:value="7.16" calcext:value-type="float">
            <text:p>7.2</text:p>
          </table:table-cell>
          <table:table-cell table:style-name="ce45" office:value-type="float" office:value="1661.12772277228" calcext:value-type="float">
            <text:p>1661.1</text:p>
          </table:table-cell>
          <table:table-cell table:style-name="ce45" office:value-type="float" office:value="1675.44772277228" calcext:value-type="float">
            <text:p>1675.4</text:p>
          </table:table-cell>
          <table:table-cell table:style-name="ce47" office:value-type="float" office:value="0.513606785306047" calcext:value-type="float">
            <text:p>0.51</text:p>
          </table:table-cell>
          <table:table-cell table:style-name="ce47" office:value-type="float" office:value="0.513944146830461" calcext:value-type="float">
            <text:p>0.51</text:p>
          </table:table-cell>
          <table:table-cell table:style-name="ce47" office:value-type="float" office:value="0.147032721796427" calcext:value-type="float">
            <text:p>0.15</text:p>
          </table:table-cell>
          <table:table-cell table:style-name="ce47" office:value-type="float" office:value="0.147199710109515" calcext:value-type="float">
            <text:p>0.15</text:p>
          </table:table-cell>
          <table:table-cell table:style-name="ce45" office:value-type="float" office:value="-105.403752305724" calcext:value-type="float">
            <text:p>-105.4</text:p>
          </table:table-cell>
          <table:table-cell table:style-name="ce45" office:value-type="float" office:value="105.403752305724" calcext:value-type="float">
            <text:p>105.4</text:p>
          </table:table-cell>
          <table:table-cell table:style-name="ce45" office:value-type="float" office:value="1555.85100342182" calcext:value-type="float">
            <text:p>1555.9</text:p>
          </table:table-cell>
          <table:table-cell table:style-name="ce45" office:value-type="float" office:value="1780.851475078" calcext:value-type="float">
            <text:p>1780.9</text:p>
          </table:table-cell>
          <table:table-cell table:style-name="ce49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405559591755" calcext:value-type="float">
            <text:p>0.51</text:p>
          </table:table-cell>
          <table:table-cell office:value-type="float" office:value="0.513818063946825" calcext:value-type="float">
            <text:p>0.51</text:p>
          </table:table-cell>
          <table:table-cell office:value-type="float" office:value="0.158347828720802" calcext:value-type="float">
            <text:p>0.16</text:p>
          </table:table-cell>
          <table:table-cell office:value-type="float" office:value="0.158384487015137" calcext:value-type="float">
            <text:p>0.16</text:p>
          </table:table-cell>
          <table:table-cell office:value-type="float" office:value="-113.976802132086" calcext:value-type="float">
            <text:p>-114.0</text:p>
          </table:table-cell>
          <table:table-cell office:value-type="float" office:value="113.976802132086" calcext:value-type="float">
            <text:p>114.0</text:p>
          </table:table-cell>
          <table:table-cell office:value-type="float" office:value="1538.30576844256" calcext:value-type="float">
            <text:p>1538.3</text:p>
          </table:table-cell>
          <table:table-cell office:value-type="float" office:value="1784.15105955783" calcext:value-type="float">
            <text:p>1784.2</text:p>
          </table:table-cell>
          <table:table-cell office:value-type="float" office:value="1722.68973677901" calcext:value-type="float">
            <text:p>1722.7</text:p>
          </table:table-cell>
        </table:table-row>
        <table:table-row table:style-name="ro1">
          <table:table-cell table:style-name="ce43" office:value-type="string" calcext:value-type="string">
            <text:p>maxymczech</text:p>
          </table:table-cell>
          <table:table-cell table:style-name="ce45" office:value-type="float" office:value="-9.52" calcext:value-type="float">
            <text:p>-9.5</text:p>
          </table:table-cell>
          <table:table-cell table:style-name="ce45" office:value-type="float" office:value="9.52" calcext:value-type="float">
            <text:p>9.5</text:p>
          </table:table-cell>
          <table:table-cell table:style-name="ce45" office:value-type="float" office:value="1648.9803960396" calcext:value-type="float">
            <text:p>1649.0</text:p>
          </table:table-cell>
          <table:table-cell table:style-name="ce45" office:value-type="float" office:value="1668.0203960396" calcext:value-type="float">
            <text:p>1668.0</text:p>
          </table:table-cell>
          <table:table-cell table:style-name="ce47" office:value-type="float" office:value="0.513332787899499" calcext:value-type="float">
            <text:p>0.51</text:p>
          </table:table-cell>
          <table:table-cell table:style-name="ce47" office:value-type="float" office:value="0.513767190941383" calcext:value-type="float">
            <text:p>0.51</text:p>
          </table:table-cell>
          <table:table-cell table:style-name="ce47" office:value-type="float" office:value="0.131465716186673" calcext:value-type="float">
            <text:p>0.13</text:p>
          </table:table-cell>
          <table:table-cell table:style-name="ce47" office:value-type="float" office:value="0.131599378661098" calcext:value-type="float">
            <text:p>0.13</text:p>
          </table:table-cell>
          <table:table-cell table:style-name="ce45" office:value-type="float" office:value="-93.6485360389128" calcext:value-type="float">
            <text:p>-93.6</text:p>
          </table:table-cell>
          <table:table-cell table:style-name="ce45" office:value-type="float" office:value="93.6485360389128" calcext:value-type="float">
            <text:p>93.6</text:p>
          </table:table-cell>
          <table:table-cell table:style-name="ce45" office:value-type="float" office:value="1555.43164354668" calcext:value-type="float">
            <text:p>1555.4</text:p>
          </table:table-cell>
          <table:table-cell table:style-name="ce45" office:value-type="float" office:value="1761.66893207852" calcext:value-type="float">
            <text:p>1761.7</text:p>
          </table:table-cell>
          <table:table-cell table:style-name="ce49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</text:p>
          </table:table-cell>
          <table:table-cell office:value-type="float" office:value="9.32" calcext:value-type="float">
            <text:p>9.3</text:p>
          </table:table-cell>
          <table:table-cell office:value-type="float" office:value="1632.18475247525" calcext:value-type="float">
            <text:p>1632.2</text:p>
          </table:table-cell>
          <table:table-cell office:value-type="float" office:value="1650.82475247525" calcext:value-type="float">
            <text:p>1650.8</text:p>
          </table:table-cell>
          <table:table-cell office:value-type="float" office:value="0.51297153586403" calcext:value-type="float">
            <text:p>0.51</text:p>
          </table:table-cell>
          <table:table-cell office:value-type="float" office:value="0.513373687998009" calcext:value-type="float">
            <text:p>0.51</text:p>
          </table:table-cell>
          <table:table-cell office:value-type="float" office:value="0.136342703605101" calcext:value-type="float">
            <text:p>0.14</text:p>
          </table:table-cell>
          <table:table-cell office:value-type="float" office:value="0.136483543315663" calcext:value-type="float">
            <text:p>0.14</text:p>
          </table:table-cell>
          <table:table-cell office:value-type="float" office:value="-97.3052410694156" calcext:value-type="float">
            <text:p>-97.3</text:p>
          </table:table-cell>
          <table:table-cell office:value-type="float" office:value="97.3052410694155" calcext:value-type="float">
            <text:p>97.3</text:p>
          </table:table-cell>
          <table:table-cell office:value-type="float" office:value="1534.98524721782" calcext:value-type="float">
            <text:p>1535.0</text:p>
          </table:table-cell>
          <table:table-cell office:value-type="float" office:value="1748.12999354466" calcext:value-type="float">
            <text:p>1748.1</text:p>
          </table:table-cell>
          <table:table-cell office:value-type="float" office:value="1694.84380696295" calcext:value-type="float">
            <text:p>1694.8</text:p>
          </table:table-cell>
        </table:table-row>
        <table:table-row table:style-name="ro1">
          <table:table-cell table:style-name="ce43" office:value-type="string" calcext:value-type="string">
            <text:p>maxpower973</text:p>
          </table:table-cell>
          <table:table-cell table:style-name="ce45" office:value-type="float" office:value="-5.64" calcext:value-type="float">
            <text:p>-5.6</text:p>
          </table:table-cell>
          <table:table-cell table:style-name="ce45" office:value-type="float" office:value="5.64" calcext:value-type="float">
            <text:p>5.6</text:p>
          </table:table-cell>
          <table:table-cell table:style-name="ce45" office:value-type="float" office:value="1624.21306930693" calcext:value-type="float">
            <text:p>1624.2</text:p>
          </table:table-cell>
          <table:table-cell table:style-name="ce45" office:value-type="float" office:value="1635.49306930693" calcext:value-type="float">
            <text:p>1635.5</text:p>
          </table:table-cell>
          <table:table-cell table:style-name="ce47" office:value-type="float" office:value="0.512806936982287" calcext:value-type="float">
            <text:p>0.51</text:p>
          </table:table-cell>
          <table:table-cell table:style-name="ce47" office:value-type="float" office:value="0.513041123070835" calcext:value-type="float">
            <text:p>0.51</text:p>
          </table:table-cell>
          <table:table-cell table:style-name="ce47" office:value-type="float" office:value="0.105598954825813" calcext:value-type="float">
            <text:p>0.11</text:p>
          </table:table-cell>
          <table:table-cell table:style-name="ce47" office:value-type="float" office:value="0.105611598413011" calcext:value-type="float">
            <text:p>0.11</text:p>
          </table:table-cell>
          <table:table-cell table:style-name="ce45" office:value-type="float" office:value="-74.5080198124483" calcext:value-type="float">
            <text:p>-74.5</text:p>
          </table:table-cell>
          <table:table-cell table:style-name="ce45" office:value-type="float" office:value="74.5080198124483" calcext:value-type="float">
            <text:p>74.5</text:p>
          </table:table-cell>
          <table:table-cell table:style-name="ce45" office:value-type="float" office:value="1549.71424538653" calcext:value-type="float">
            <text:p>1549.7</text:p>
          </table:table-cell>
          <table:table-cell table:style-name="ce45" office:value-type="float" office:value="1710.00108911938" calcext:value-type="float">
            <text:p>1710.0</text:p>
          </table:table-cell>
          <table:table-cell table:style-name="ce49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576.14475247525" calcext:value-type="float">
            <text:p>1576.1</text:p>
          </table:table-cell>
          <table:table-cell office:value-type="float" office:value="1593.50475247525" calcext:value-type="float">
            <text:p>1593.5</text:p>
          </table:table-cell>
          <table:table-cell office:value-type="float" office:value="0.511900387352784" calcext:value-type="float">
            <text:p>0.51</text:p>
          </table:table-cell>
          <table:table-cell office:value-type="float" office:value="0.512211582332889" calcext:value-type="float">
            <text:p>0.51</text:p>
          </table:table-cell>
          <table:table-cell office:value-type="float" office:value="0.142543219758078" calcext:value-type="float">
            <text:p>0.14</text:p>
          </table:table-cell>
          <table:table-cell office:value-type="float" office:value="0.142620683964784" calcext:value-type="float">
            <text:p>0.14</text:p>
          </table:table-cell>
          <table:table-cell office:value-type="float" office:value="-101.930114680662" calcext:value-type="float">
            <text:p>-101.9</text:p>
          </table:table-cell>
          <table:table-cell office:value-type="float" office:value="101.930114680662" calcext:value-type="float">
            <text:p>101.9</text:p>
          </table:table-cell>
          <table:table-cell office:value-type="float" office:value="1474.27323007208" calcext:value-type="float">
            <text:p>1474.3</text:p>
          </table:table-cell>
          <table:table-cell office:value-type="float" office:value="1695.43486715591" calcext:value-type="float">
            <text:p>1695.4</text:p>
          </table:table-cell>
          <table:table-cell office:value-type="float" office:value="1640.14445788495" calcext:value-type="float">
            <text:p>1640.1</text:p>
          </table:table-cell>
        </table:table-row>
        <table:table-row table:style-name="ro1">
          <table:table-cell table:style-name="ce43" office:value-type="string" calcext:value-type="string">
            <text:p>Metalmania</text:p>
          </table:table-cell>
          <table:table-cell table:style-name="ce45" office:value-type="float" office:value="-11.08" calcext:value-type="float">
            <text:p>-11.1</text:p>
          </table:table-cell>
          <table:table-cell table:style-name="ce45" office:value-type="float" office:value="11.08" calcext:value-type="float">
            <text:p>11.1</text:p>
          </table:table-cell>
          <table:table-cell table:style-name="ce45" office:value-type="float" office:value="1504.30356435644" calcext:value-type="float">
            <text:p>1504.3</text:p>
          </table:table-cell>
          <table:table-cell table:style-name="ce45" office:value-type="float" office:value="1526.46356435644" calcext:value-type="float">
            <text:p>1526.5</text:p>
          </table:table-cell>
          <table:table-cell table:style-name="ce47" office:value-type="float" office:value="0.510777426502671" calcext:value-type="float">
            <text:p>0.51</text:p>
          </table:table-cell>
          <table:table-cell table:style-name="ce47" office:value-type="float" office:value="0.511098368601631" calcext:value-type="float">
            <text:p>0.51</text:p>
          </table:table-cell>
          <table:table-cell table:style-name="ce47" office:value-type="float" office:value="0.150249555684122" calcext:value-type="float">
            <text:p>0.15</text:p>
          </table:table-cell>
          <table:table-cell table:style-name="ce47" office:value-type="float" office:value="0.150373148293659" calcext:value-type="float">
            <text:p>0.15</text:p>
          </table:table-cell>
          <table:table-cell table:style-name="ce45" office:value-type="float" office:value="-107.823129157972" calcext:value-type="float">
            <text:p>-107.8</text:p>
          </table:table-cell>
          <table:table-cell table:style-name="ce45" office:value-type="float" office:value="107.823129157972" calcext:value-type="float">
            <text:p>107.8</text:p>
          </table:table-cell>
          <table:table-cell table:style-name="ce45" office:value-type="float" office:value="1396.57484866394" calcext:value-type="float">
            <text:p>1396.6</text:p>
          </table:table-cell>
          <table:table-cell table:style-name="ce45" office:value-type="float" office:value="1634.28669351441" calcext:value-type="float">
            <text:p>1634.3</text:p>
          </table:table-cell>
          <table:table-cell table:style-name="ce49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4.02514851485" calcext:value-type="float">
            <text:p>1484.0</text:p>
          </table:table-cell>
          <table:table-cell office:value-type="float" office:value="1497.14514851485" calcext:value-type="float">
            <text:p>1497.1</text:p>
          </table:table-cell>
          <table:table-cell office:value-type="float" office:value="0.510500532705387" calcext:value-type="float">
            <text:p>0.51</text:p>
          </table:table-cell>
          <table:table-cell office:value-type="float" office:value="0.510677955385182" calcext:value-type="float">
            <text:p>0.51</text:p>
          </table:table-cell>
          <table:table-cell office:value-type="float" office:value="0.172125173801786" calcext:value-type="float">
            <text:p>0.17</text:p>
          </table:table-cell>
          <table:table-cell office:value-type="float" office:value="0.172134752761564" calcext:value-type="float">
            <text:p>0.17</text:p>
          </table:table-cell>
          <table:table-cell office:value-type="float" office:value="-124.704386416486" calcext:value-type="float">
            <text:p>-124.7</text:p>
          </table:table-cell>
          <table:table-cell office:value-type="float" office:value="124.704386416486" calcext:value-type="float">
            <text:p>124.7</text:p>
          </table:table-cell>
          <table:table-cell office:value-type="float" office:value="1359.32831315394" calcext:value-type="float">
            <text:p>1359.3</text:p>
          </table:table-cell>
          <table:table-cell office:value-type="float" office:value="1621.84953493134" calcext:value-type="float">
            <text:p>1621.8</text:p>
          </table:table-cell>
          <table:table-cell office:value-type="float" office:value="1556.21922948699" calcext:value-type="float">
            <text:p>1556.2</text:p>
          </table:table-cell>
        </table:table-row>
        <table:table-row table:style-name="ro1">
          <table:table-cell table:style-name="ce43" office:value-type="string" calcext:value-type="string">
            <text:p>Flying Mouse</text:p>
          </table:table-cell>
          <table:table-cell table:style-name="ce45" office:value-type="float" office:value="-10" calcext:value-type="float">
            <text:p>-10.0</text:p>
          </table:table-cell>
          <table:table-cell table:style-name="ce45" office:value-type="float" office:value="10" calcext:value-type="float">
            <text:p>10.0</text:p>
          </table:table-cell>
          <table:table-cell table:style-name="ce45" office:value-type="float" office:value="1466.22752475248" calcext:value-type="float">
            <text:p>1466.2</text:p>
          </table:table-cell>
          <table:table-cell table:style-name="ce45" office:value-type="float" office:value="1486.22752475248" calcext:value-type="float">
            <text:p>1486.2</text:p>
          </table:table-cell>
          <table:table-cell table:style-name="ce47" office:value-type="float" office:value="0.510269148116807" calcext:value-type="float">
            <text:p>0.51</text:p>
          </table:table-cell>
          <table:table-cell table:style-name="ce47" office:value-type="float" office:value="0.510529890720849" calcext:value-type="float">
            <text:p>0.51</text:p>
          </table:table-cell>
          <table:table-cell table:style-name="ce47" office:value-type="float" office:value="0.173973423641376" calcext:value-type="float">
            <text:p>0.17</text:p>
          </table:table-cell>
          <table:table-cell table:style-name="ce47" office:value-type="float" office:value="0.174020015965271" calcext:value-type="float">
            <text:p>0.17</text:p>
          </table:table-cell>
          <table:table-cell table:style-name="ce45" office:value-type="float" office:value="-126.192743824182" calcext:value-type="float">
            <text:p>-126.2</text:p>
          </table:table-cell>
          <table:table-cell table:style-name="ce45" office:value-type="float" office:value="126.192743824182" calcext:value-type="float">
            <text:p>126.2</text:p>
          </table:table-cell>
          <table:table-cell table:style-name="ce45" office:value-type="float" office:value="1340.07161747609" calcext:value-type="float">
            <text:p>1340.1</text:p>
          </table:table-cell>
          <table:table-cell table:style-name="ce45" office:value-type="float" office:value="1612.42026857666" calcext:value-type="float">
            <text:p>1612.4</text:p>
          </table:table-cell>
          <table:table-cell table:style-name="ce49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376.89920792079" calcext:value-type="float">
            <text:p>1376.9</text:p>
          </table:table-cell>
          <table:table-cell office:value-type="float" office:value="1389.37920792079" calcext:value-type="float">
            <text:p>1389.4</text:p>
          </table:table-cell>
          <table:table-cell office:value-type="float" office:value="0.509224549871659" calcext:value-type="float">
            <text:p>0.51</text:p>
          </table:table-cell>
          <table:table-cell office:value-type="float" office:value="0.50936232963009" calcext:value-type="float">
            <text:p>0.51</text:p>
          </table:table-cell>
          <table:table-cell office:value-type="float" office:value="0.148937941659454" calcext:value-type="float">
            <text:p>0.15</text:p>
          </table:table-cell>
          <table:table-cell office:value-type="float" office:value="0.148948737588925" calcext:value-type="float">
            <text:p>0.15</text:p>
          </table:table-cell>
          <table:table-cell office:value-type="float" office:value="-106.735941117791" calcext:value-type="float">
            <text:p>-106.7</text:p>
          </table:table-cell>
          <table:table-cell office:value-type="float" office:value="106.735941117791" calcext:value-type="float">
            <text:p>106.7</text:p>
          </table:table-cell>
          <table:table-cell office:value-type="float" office:value="1270.17149908701" calcext:value-type="float">
            <text:p>1270.2</text:p>
          </table:table-cell>
          <table:table-cell office:value-type="float" office:value="1496.11514903858" calcext:value-type="float">
            <text:p>1496.1</text:p>
          </table:table-cell>
          <table:table-cell office:value-type="float" office:value="1439.62923655069" calcext:value-type="float">
            <text:p>1439.6</text:p>
          </table:table-cell>
        </table:table-row>
        <table:table-row table:style-name="ro1">
          <table:table-cell table:style-name="ce43" office:value-type="string" calcext:value-type="string">
            <text:p>Lion</text:p>
          </table:table-cell>
          <table:table-cell table:style-name="ce45" office:value-type="float" office:value="-11.4" calcext:value-type="float">
            <text:p>-11.4</text:p>
          </table:table-cell>
          <table:table-cell table:style-name="ce45" office:value-type="float" office:value="11.4" calcext:value-type="float">
            <text:p>11.4</text:p>
          </table:table-cell>
          <table:table-cell table:style-name="ce45" office:value-type="float" office:value="1352.4900990099" calcext:value-type="float">
            <text:p>1352.5</text:p>
          </table:table-cell>
          <table:table-cell table:style-name="ce45" office:value-type="float" office:value="1375.2900990099" calcext:value-type="float">
            <text:p>1375.3</text:p>
          </table:table-cell>
          <table:table-cell table:style-name="ce47" office:value-type="float" office:value="0.508958739282688" calcext:value-type="float">
            <text:p>0.51</text:p>
          </table:table-cell>
          <table:table-cell table:style-name="ce47" office:value-type="float" office:value="0.509206897726614" calcext:value-type="float">
            <text:p>0.51</text:p>
          </table:table-cell>
          <table:table-cell table:style-name="ce47" office:value-type="float" office:value="0.150402491054041" calcext:value-type="float">
            <text:p>0.15</text:p>
          </table:table-cell>
          <table:table-cell table:style-name="ce47" office:value-type="float" office:value="0.150499003702563" calcext:value-type="float">
            <text:p>0.15</text:p>
          </table:table-cell>
          <table:table-cell table:style-name="ce45" office:value-type="float" office:value="-107.919287056655" calcext:value-type="float">
            <text:p>-107.9</text:p>
          </table:table-cell>
          <table:table-cell table:style-name="ce45" office:value-type="float" office:value="107.919287056655" calcext:value-type="float">
            <text:p>107.9</text:p>
          </table:table-cell>
          <table:table-cell table:style-name="ce45" office:value-type="float" office:value="1244.64455239646" calcext:value-type="float">
            <text:p>1244.6</text:p>
          </table:table-cell>
          <table:table-cell table:style-name="ce45" office:value-type="float" office:value="1483.20938606656" calcext:value-type="float">
            <text:p>1483.2</text:p>
          </table:table-cell>
          <table:table-cell table:style-name="ce49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18.44851485149" calcext:value-type="float">
            <text:p>1318.4</text:p>
          </table:table-cell>
          <table:table-cell office:value-type="float" office:value="1334.36851485149" calcext:value-type="float">
            <text:p>1334.4</text:p>
          </table:table-cell>
          <table:table-cell office:value-type="float" office:value="0.508590631614923" calcext:value-type="float">
            <text:p>0.51</text:p>
          </table:table-cell>
          <table:table-cell office:value-type="float" office:value="0.508762883832518" calcext:value-type="float">
            <text:p>0.51</text:p>
          </table:table-cell>
          <table:table-cell office:value-type="float" office:value="0.165749300403989" calcext:value-type="float">
            <text:p>0.17</text:p>
          </table:table-cell>
          <table:table-cell office:value-type="float" office:value="0.165855219469467" calcext:value-type="float">
            <text:p>0.17</text:p>
          </table:table-cell>
          <table:table-cell office:value-type="float" office:value="-119.778050700674" calcext:value-type="float">
            <text:p>-119.8</text:p>
          </table:table-cell>
          <table:table-cell office:value-type="float" office:value="119.778050700674" calcext:value-type="float">
            <text:p>119.8</text:p>
          </table:table-cell>
          <table:table-cell office:value-type="float" office:value="1198.75315732677" calcext:value-type="float">
            <text:p>1198.8</text:p>
          </table:table-cell>
          <table:table-cell office:value-type="float" office:value="1454.14656555216" calcext:value-type="float">
            <text:p>1454.1</text:p>
          </table:table-cell>
          <table:table-cell office:value-type="float" office:value="1390.29821349581" calcext:value-type="float">
            <text:p>1390.3</text:p>
          </table:table-cell>
        </table:table-row>
        <table:table-row table:style-name="ro1">
          <table:table-cell table:style-name="ce43" office:value-type="string" calcext:value-type="string">
            <text:p>Nope1585</text:p>
          </table:table-cell>
          <table:table-cell table:style-name="ce45" office:value-type="float" office:value="-13.24" calcext:value-type="float">
            <text:p>-13.2</text:p>
          </table:table-cell>
          <table:table-cell table:style-name="ce45" office:value-type="float" office:value="13.24" calcext:value-type="float">
            <text:p>13.2</text:p>
          </table:table-cell>
          <table:table-cell table:style-name="ce45" office:value-type="float" office:value="1317.46297029703" calcext:value-type="float">
            <text:p>1317.5</text:p>
          </table:table-cell>
          <table:table-cell table:style-name="ce45" office:value-type="float" office:value="1343.94297029703" calcext:value-type="float">
            <text:p>1343.9</text:p>
          </table:table-cell>
          <table:table-cell table:style-name="ce47" office:value-type="float" office:value="0.508579939518951" calcext:value-type="float">
            <text:p>0.51</text:p>
          </table:table-cell>
          <table:table-cell table:style-name="ce47" office:value-type="float" office:value="0.508866310651254" calcext:value-type="float">
            <text:p>0.51</text:p>
          </table:table-cell>
          <table:table-cell table:style-name="ce47" office:value-type="float" office:value="0.122930665144661" calcext:value-type="float">
            <text:p>0.12</text:p>
          </table:table-cell>
          <table:table-cell table:style-name="ce47" office:value-type="float" office:value="0.122987857277152" calcext:value-type="float">
            <text:p>0.12</text:p>
          </table:table-cell>
          <table:table-cell table:style-name="ce45" office:value-type="float" office:value="-87.2496975083444" calcext:value-type="float">
            <text:p>-87.2</text:p>
          </table:table-cell>
          <table:table-cell table:style-name="ce45" office:value-type="float" office:value="87.2496975083444" calcext:value-type="float">
            <text:p>87.2</text:p>
          </table:table-cell>
          <table:table-cell table:style-name="ce45" office:value-type="float" office:value="1230.21327278869" calcext:value-type="float">
            <text:p>1230.2</text:p>
          </table:table-cell>
          <table:table-cell table:style-name="ce45" office:value-type="float" office:value="1431.15036855518" calcext:value-type="float">
            <text:p>1431.2</text:p>
          </table:table-cell>
          <table:table-cell table:style-name="ce49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</text:p>
          </table:table-cell>
          <table:table-cell office:value-type="float" office:value="7.72" calcext:value-type="float">
            <text:p>7.7</text:p>
          </table:table-cell>
          <table:table-cell office:value-type="float" office:value="1155.10297029703" calcext:value-type="float">
            <text:p>1155.1</text:p>
          </table:table-cell>
          <table:table-cell office:value-type="float" office:value="1170.54297029703" calcext:value-type="float">
            <text:p>1170.5</text:p>
          </table:table-cell>
          <table:table-cell office:value-type="float" office:value="0.506587491935743" calcext:value-type="float">
            <text:p>0.51</text:p>
          </table:table-cell>
          <table:table-cell office:value-type="float" office:value="0.506809814333975" calcext:value-type="float">
            <text:p>0.51</text:p>
          </table:table-cell>
          <table:table-cell office:value-type="float" office:value="0.199905035554793" calcext:value-type="float">
            <text:p>0.20</text:p>
          </table:table-cell>
          <table:table-cell office:value-type="float" office:value="0.200020923627641" calcext:value-type="float">
            <text:p>0.20</text:p>
          </table:table-cell>
          <table:table-cell office:value-type="float" office:value="-147.208023064726" calcext:value-type="float">
            <text:p>-147.2</text:p>
          </table:table-cell>
          <table:table-cell office:value-type="float" office:value="147.208023064726" calcext:value-type="float">
            <text:p>147.2</text:p>
          </table:table-cell>
          <table:table-cell office:value-type="float" office:value="1007.99080628491" calcext:value-type="float">
            <text:p>1008.0</text:p>
          </table:table-cell>
          <table:table-cell office:value-type="float" office:value="1317.75099336176" calcext:value-type="float">
            <text:p>1317.8</text:p>
          </table:table-cell>
          <table:table-cell office:value-type="float" office:value="1240.31094659254" calcext:value-type="float">
            <text:p>1240.3</text:p>
          </table:table-cell>
        </table:table-row>
        <table:table-row table:style-name="ro1">
          <table:table-cell table:style-name="ce43" office:value-type="string" calcext:value-type="string">
            <text:p>jasouki</text:p>
          </table:table-cell>
          <table:table-cell table:style-name="ce45" office:value-type="float" office:value="-9.24" calcext:value-type="float">
            <text:p>-9.2</text:p>
          </table:table-cell>
          <table:table-cell table:style-name="ce45" office:value-type="float" office:value="9.24" calcext:value-type="float">
            <text:p>9.2</text:p>
          </table:table-cell>
          <table:table-cell table:style-name="ce45" office:value-type="float" office:value="1113.10435643564" calcext:value-type="float">
            <text:p>1113.1</text:p>
          </table:table-cell>
          <table:table-cell table:style-name="ce45" office:value-type="float" office:value="1131.58435643564" calcext:value-type="float">
            <text:p>1131.6</text:p>
          </table:table-cell>
          <table:table-cell table:style-name="ce47" office:value-type="float" office:value="0.50592859160189" calcext:value-type="float">
            <text:p>0.51</text:p>
          </table:table-cell>
          <table:table-cell table:style-name="ce47" office:value-type="float" office:value="0.506228935073821" calcext:value-type="float">
            <text:p>0.51</text:p>
          </table:table-cell>
          <table:table-cell table:style-name="ce47" office:value-type="float" office:value="0.119522492399876" calcext:value-type="float">
            <text:p>0.12</text:p>
          </table:table-cell>
          <table:table-cell table:style-name="ce47" office:value-type="float" office:value="0.119559228151818" calcext:value-type="float">
            <text:p>0.12</text:p>
          </table:table-cell>
          <table:table-cell table:style-name="ce45" office:value-type="float" office:value="-84.7183103755329" calcext:value-type="float">
            <text:p>-84.7</text:p>
          </table:table-cell>
          <table:table-cell table:style-name="ce45" office:value-type="float" office:value="84.718310375533" calcext:value-type="float">
            <text:p>84.7</text:p>
          </table:table-cell>
          <table:table-cell table:style-name="ce45" office:value-type="float" office:value="1028.41312023691" calcext:value-type="float">
            <text:p>1028.4</text:p>
          </table:table-cell>
          <table:table-cell table:style-name="ce45" office:value-type="float" office:value="1216.30266681118" calcext:value-type="float">
            <text:p>1216.3</text:p>
          </table:table-cell>
          <table:table-cell table:style-name="ce49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8</text:p>
          </table:table-cell>
          <table:table-cell office:value-type="float" office:value="20.75" calcext:value-type="float">
            <text:p>20.8</text:p>
          </table:table-cell>
          <table:table-cell office:value-type="float" office:value="1060.91645189003" calcext:value-type="float">
            <text:p>1060.9</text:p>
          </table:table-cell>
          <table:table-cell office:value-type="float" office:value="1102.41645189003" calcext:value-type="float">
            <text:p>1102.4</text:p>
          </table:table-cell>
          <table:table-cell office:value-type="float" office:value="0.504978467255415" calcext:value-type="float">
            <text:p>0.50</text:p>
          </table:table-cell>
          <table:table-cell office:value-type="float" office:value="0.505746775031903" calcext:value-type="float">
            <text:p>0.51</text:p>
          </table:table-cell>
          <table:table-cell office:value-type="float" office:value="0.163072992954118" calcext:value-type="float">
            <text:p>0.16</text:p>
          </table:table-cell>
          <table:table-cell office:value-type="float" office:value="0.163298989442186" calcext:value-type="float">
            <text:p>0.16</text:p>
          </table:table-cell>
          <table:table-cell office:value-type="float" office:value="-117.785966310748" calcext:value-type="float">
            <text:p>-117.8</text:p>
          </table:table-cell>
          <table:table-cell office:value-type="float" office:value="117.785966310748" calcext:value-type="float">
            <text:p>117.8</text:p>
          </table:table-cell>
          <table:table-cell office:value-type="float" office:value="943.130485579287" calcext:value-type="float">
            <text:p>943.1</text:p>
          </table:table-cell>
          <table:table-cell office:value-type="float" office:value="1220.02665801014" calcext:value-type="float">
            <text:p>1220.0</text:p>
          </table:table-cell>
          <table:table-cell office:value-type="float" office:value="1150.80261490243" calcext:value-type="float">
            <text:p>1150.8</text:p>
          </table:table-cell>
        </table:table-row>
        <table:table-row table:style-name="ro1">
          <table:table-cell table:style-name="ce43" office:value-type="string" calcext:value-type="string">
            <text:p>KorDimon</text:p>
          </table:table-cell>
          <table:table-cell table:style-name="ce45" office:value-type="float" office:value="-5.96" calcext:value-type="float">
            <text:p>-6.0</text:p>
          </table:table-cell>
          <table:table-cell table:style-name="ce45" office:value-type="float" office:value="5.96" calcext:value-type="float">
            <text:p>6.0</text:p>
          </table:table-cell>
          <table:table-cell table:style-name="ce45" office:value-type="float" office:value="1053.88217821782" calcext:value-type="float">
            <text:p>1053.9</text:p>
          </table:table-cell>
          <table:table-cell table:style-name="ce45" office:value-type="float" office:value="1065.80217821782" calcext:value-type="float">
            <text:p>1065.8</text:p>
          </table:table-cell>
          <table:table-cell table:style-name="ce47" office:value-type="float" office:value="0.504837624215246" calcext:value-type="float">
            <text:p>0.50</text:p>
          </table:table-cell>
          <table:table-cell table:style-name="ce47" office:value-type="float" office:value="0.50507439740463" calcext:value-type="float">
            <text:p>0.51</text:p>
          </table:table-cell>
          <table:table-cell table:style-name="ce47" office:value-type="float" office:value="0.130443023058528" calcext:value-type="float">
            <text:p>0.13</text:p>
          </table:table-cell>
          <table:table-cell table:style-name="ce47" office:value-type="float" office:value="0.130518591376974" calcext:value-type="float">
            <text:p>0.13</text:p>
          </table:table-cell>
          <table:table-cell table:style-name="ce45" office:value-type="float" office:value="-92.8421223870434" calcext:value-type="float">
            <text:p>-92.8</text:p>
          </table:table-cell>
          <table:table-cell table:style-name="ce45" office:value-type="float" office:value="92.8421223870435" calcext:value-type="float">
            <text:p>92.8</text:p>
          </table:table-cell>
          <table:table-cell table:style-name="ce45" office:value-type="float" office:value="961.096403400692" calcext:value-type="float">
            <text:p>961.1</text:p>
          </table:table-cell>
          <table:table-cell table:style-name="ce45" office:value-type="float" office:value="1158.64430060487" calcext:value-type="float">
            <text:p>1158.6</text:p>
          </table:table-cell>
          <table:table-cell table:style-name="ce49" office:value-type="float" office:value="1109.25732630382" calcext:value-type="float">
            <text:p>1109.3</text:p>
          </table:table-cell>
        </table:table-row>
      </table:table>
      <table:named-expressions/>
      <table:database-ranges>
        <table:database-range table:name="__Anonymous_Sheet_DB__1" table:target-range-address="Seeding_Summary.A1:Seeding_Summary.G32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09:00.784015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03:14.721075700</meta:creation-date>
    <dc:date>2026-01-21T10:10:50.855964046</dc:date>
    <meta:editing-duration>PT42M52S</meta:editing-duration>
    <meta:editing-cycles>13</meta:editing-cycles>
    <meta:generator>LibreOffice/24.2.7.2$Linux_X86_64 LibreOffice_project/420$Build-2</meta:generator>
    <meta:document-statistic meta:table-count="5" meta:cell-count="1509" meta:object-count="0"/>
  </office:meta>
</office:document-meta>
</file>